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okman Old Style" svg:font-family="'Bookman Old Style'"/>
    <style:font-face style:name="Bookman Old Style1" svg:font-family="'Bookman Old Style', Bold"/>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595cm" fo:margin-left="0cm" table:align="left"/>
    </style:style>
    <style:style style:name="Tabla1.A" style:family="table-column">
      <style:table-column-properties style:column-width="1.905cm"/>
    </style:style>
    <style:style style:name="Tabla1.B" style:family="table-column">
      <style:table-column-properties style:column-width="9.821cm"/>
    </style:style>
    <style:style style:name="Tabla1.C" style:family="table-column">
      <style:table-column-properties style:column-width="5.868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s" fo:country="SV" officeooo:rsid="000b75aa" officeooo:paragraph-rsid="000b75aa"/>
    </style:style>
    <style:style style:name="P2" style:family="paragraph" style:parent-style-name="Standard">
      <style:paragraph-properties fo:text-align="justify" style:justify-single-word="false"/>
      <style:text-properties fo:language="es" fo:country="SV" officeooo:rsid="000b75aa" officeooo:paragraph-rsid="000b75aa"/>
    </style:style>
    <style:style style:name="P3" style:family="paragraph" style:parent-style-name="Standard">
      <style:paragraph-properties fo:text-align="justify" style:justify-single-word="false"/>
      <style:text-properties fo:language="es" fo:country="SV" officeooo:paragraph-rsid="000e2874"/>
    </style:style>
    <style:style style:name="P4" style:family="paragraph" style:parent-style-name="Standard">
      <style:paragraph-properties fo:text-align="justify" style:justify-single-word="false"/>
      <style:text-properties fo:language="es" fo:country="SV" officeooo:paragraph-rsid="001052d4"/>
    </style:style>
    <style:style style:name="P5" style:family="paragraph" style:parent-style-name="Standard">
      <style:paragraph-properties fo:text-align="justify" style:justify-single-word="false"/>
      <style:text-properties fo:language="es" fo:country="SV" officeooo:paragraph-rsid="001b06d2"/>
    </style:style>
    <style:style style:name="P6" style:family="paragraph" style:parent-style-name="Standard">
      <style:paragraph-properties fo:text-align="justify" style:justify-single-word="false"/>
      <style:text-properties fo:language="es" fo:country="SV" officeooo:rsid="0012a848" officeooo:paragraph-rsid="0012a848"/>
    </style:style>
    <style:style style:name="P7" style:family="paragraph" style:parent-style-name="Standard">
      <style:paragraph-properties fo:text-align="justify" style:justify-single-word="false"/>
      <style:text-properties fo:language="es" fo:country="SV" officeooo:rsid="0014490e" officeooo:paragraph-rsid="0014490e"/>
    </style:style>
    <style:style style:name="P8" style:family="paragraph" style:parent-style-name="Standard">
      <style:paragraph-properties fo:text-align="justify" style:justify-single-word="false"/>
      <style:text-properties style:font-name="Liberation Serif" fo:font-size="12pt" fo:language="es" fo:country="SV" officeooo:paragraph-rsid="000e2874" style:font-size-asian="12pt" style:font-size-complex="12pt"/>
    </style:style>
    <style:style style:name="P9" style:family="paragraph" style:parent-style-name="Standard">
      <style:paragraph-properties fo:text-align="justify" style:justify-single-word="false"/>
      <style:text-properties style:font-name="Liberation Serif" fo:font-size="12pt" fo:language="es" fo:country="SV" officeooo:paragraph-rsid="001052d4" style:font-size-asian="12pt" style:font-size-complex="12pt"/>
    </style:style>
    <style:style style:name="P10" style:family="paragraph" style:parent-style-name="Standard">
      <style:paragraph-properties fo:text-align="justify" style:justify-single-word="false"/>
      <style:text-properties style:font-name="Liberation Serif" fo:font-size="12pt" fo:language="es" fo:country="SV" officeooo:paragraph-rsid="001b06d2" style:font-size-asian="12pt" style:font-size-complex="12pt"/>
    </style:style>
    <style:style style:name="P11" style:family="paragraph" style:parent-style-name="Standard">
      <style:paragraph-properties fo:text-align="justify" style:justify-single-word="false"/>
      <style:text-properties style:font-name="Liberation Serif" fo:font-size="12pt" fo:language="es" fo:country="SV" officeooo:rsid="0012a848" officeooo:paragraph-rsid="0012a848" style:font-size-asian="12pt" style:font-size-complex="12pt"/>
    </style:style>
    <style:style style:name="P12" style:family="paragraph" style:parent-style-name="Standard">
      <style:paragraph-properties fo:text-align="justify" style:justify-single-word="false"/>
      <style:text-properties style:font-name="Liberation Serif" fo:font-size="12pt" fo:language="es" fo:country="SV" officeooo:rsid="001de799" officeooo:paragraph-rsid="001de799" style:font-size-asian="12pt" style:font-size-complex="12pt"/>
    </style:style>
    <style:style style:name="P13" style:family="paragraph" style:parent-style-name="Standard">
      <style:paragraph-properties fo:text-align="justify" style:justify-single-word="false"/>
      <style:text-properties style:font-name="Liberation Serif" fo:font-size="12pt" fo:language="es" fo:country="SV" officeooo:rsid="001f9098" officeooo:paragraph-rsid="001f9098" style:font-size-asian="12pt" style:font-size-complex="12pt"/>
    </style:style>
    <style:style style:name="P14" style:family="paragraph" style:parent-style-name="Standard">
      <style:paragraph-properties fo:text-align="justify" style:justify-single-word="false"/>
      <style:text-properties style:font-name="Liberation Serif" fo:font-size="12pt" fo:language="es" fo:country="SV" officeooo:rsid="001f9098" officeooo:paragraph-rsid="0021714d" style:font-size-asian="12pt" style:font-size-complex="12pt"/>
    </style:style>
    <style:style style:name="P15" style:family="paragraph" style:parent-style-name="Standard">
      <style:paragraph-properties fo:text-align="justify" style:justify-single-word="false"/>
      <style:text-properties style:font-name="Liberation Serif" fo:font-size="12pt" fo:language="es" fo:country="SV" officeooo:rsid="0021714d" officeooo:paragraph-rsid="0021714d" style:font-size-asian="12pt" style:font-size-complex="12pt"/>
    </style:style>
    <style:style style:name="P16" style:family="paragraph" style:parent-style-name="Standard">
      <style:paragraph-properties fo:text-align="justify" style:justify-single-word="false"/>
      <style:text-properties style:font-name="Liberation Serif" fo:font-size="12pt" fo:language="es" fo:country="SV" officeooo:rsid="0021714d" officeooo:paragraph-rsid="0024fdf4" style:font-size-asian="12pt" style:font-size-complex="12pt"/>
    </style:style>
    <style:style style:name="P17" style:family="paragraph" style:parent-style-name="Standard">
      <style:text-properties fo:language="es" fo:country="SV" officeooo:rsid="0030c5c3" officeooo:paragraph-rsid="0030c5c3"/>
    </style:style>
    <style:style style:name="P18" style:family="paragraph" style:parent-style-name="Standard" style:list-style-name="L1">
      <style:paragraph-properties fo:text-align="justify" style:justify-single-word="false"/>
      <style:text-properties fo:language="es" fo:country="SV" officeooo:rsid="0030c5c3" officeooo:paragraph-rsid="0030c5c3"/>
    </style:style>
    <style:style style:name="P19" style:family="paragraph" style:parent-style-name="Standard" style:list-style-name="L1">
      <style:paragraph-properties fo:text-align="justify" style:justify-single-word="false"/>
      <style:text-properties fo:language="es" fo:country="SV" officeooo:rsid="0034a2ad" officeooo:paragraph-rsid="0034a2ad"/>
    </style:style>
    <style:style style:name="P20" style:family="paragraph" style:parent-style-name="Standard" style:list-style-name="L1">
      <style:paragraph-properties fo:text-align="justify" style:justify-single-word="false"/>
      <style:text-properties fo:language="es" fo:country="SV" officeooo:rsid="003575df" officeooo:paragraph-rsid="003575df"/>
    </style:style>
    <style:style style:name="P21" style:family="paragraph" style:parent-style-name="Standard" style:list-style-name="L1">
      <style:paragraph-properties fo:text-align="justify" style:justify-single-word="false"/>
      <style:text-properties fo:language="es" fo:country="SV" officeooo:rsid="003575df" officeooo:paragraph-rsid="0035ce6f"/>
    </style:style>
    <style:style style:name="P22" style:family="paragraph" style:parent-style-name="Standard" style:list-style-name="L1">
      <style:paragraph-properties fo:text-align="justify" style:justify-single-word="false"/>
      <style:text-properties fo:language="es" fo:country="SV" officeooo:rsid="00374837" officeooo:paragraph-rsid="00374837"/>
    </style:style>
    <style:style style:name="P23" style:family="paragraph" style:parent-style-name="Standard">
      <style:paragraph-properties fo:text-align="justify" style:justify-single-word="false"/>
      <style:text-properties style:font-name="Liberation Serif" fo:font-size="12pt" fo:language="es" fo:country="SV" officeooo:rsid="0021714d" officeooo:paragraph-rsid="0026ea06" style:font-size-asian="12pt" style:font-size-complex="12pt"/>
    </style:style>
    <style:style style:name="P24" style:family="paragraph" style:parent-style-name="Standard">
      <style:paragraph-properties fo:text-align="justify" style:justify-single-word="false"/>
      <style:text-properties style:font-name="Liberation Serif" fo:font-size="12pt" fo:language="es" fo:country="SV" officeooo:rsid="0021714d" officeooo:paragraph-rsid="00278c55" style:font-size-asian="12pt" style:font-size-complex="12pt"/>
    </style:style>
    <style:style style:name="P25" style:family="paragraph" style:parent-style-name="Standard">
      <style:paragraph-properties fo:text-align="justify" style:justify-single-word="false"/>
      <style:text-properties style:font-name="Liberation Serif" fo:font-size="12pt" fo:language="es" fo:country="SV" officeooo:rsid="0021714d" officeooo:paragraph-rsid="00298755" style:font-size-asian="12pt" style:font-size-complex="12pt"/>
    </style:style>
    <style:style style:name="P26" style:family="paragraph" style:parent-style-name="Standard">
      <style:paragraph-properties fo:text-align="justify" style:justify-single-word="false"/>
      <style:text-properties style:font-name="Liberation Serif" fo:font-size="12pt" fo:language="es" fo:country="SV" officeooo:rsid="0021714d" officeooo:paragraph-rsid="002b7b2a" style:font-size-asian="12pt" style:font-size-complex="12pt"/>
    </style:style>
    <style:style style:name="P27" style:family="paragraph" style:parent-style-name="Standard">
      <style:paragraph-properties fo:text-align="justify" style:justify-single-word="false"/>
      <style:text-properties style:font-name="Liberation Serif" fo:font-size="12pt" fo:language="es" fo:country="SV" officeooo:rsid="001de799" officeooo:paragraph-rsid="001de799" style:font-size-asian="12pt" style:font-size-complex="12pt"/>
    </style:style>
    <style:style style:name="P28" style:family="paragraph" style:parent-style-name="Standard">
      <style:paragraph-properties fo:text-align="justify" style:justify-single-word="false"/>
      <style:text-properties style:font-name="Liberation Serif" fo:font-size="12pt" fo:language="es" fo:country="SV" officeooo:rsid="00278c55" officeooo:paragraph-rsid="00278c55" style:font-size-asian="12pt" style:font-size-complex="12pt"/>
    </style:style>
    <style:style style:name="P29" style:family="paragraph" style:parent-style-name="Footnote">
      <style:text-properties officeooo:rsid="002195ca" officeooo:paragraph-rsid="002195ca"/>
    </style:style>
    <style:style style:name="P30" style:family="paragraph" style:parent-style-name="Heading_20_4">
      <style:paragraph-properties fo:break-before="page"/>
    </style:style>
    <style:style style:name="P31" style:family="paragraph" style:parent-style-name="Table_20_Contents">
      <style:paragraph-properties fo:text-align="justify" style:justify-single-word="false"/>
      <style:text-properties style:font-name="Liberation Serif" fo:font-size="12pt" style:font-size-asian="12pt" style:font-size-complex="12pt"/>
    </style:style>
    <style:style style:name="P32" style:family="paragraph" style:parent-style-name="Table_20_Contents">
      <style:paragraph-properties fo:text-align="justify" style:justify-single-word="false"/>
      <style:text-properties style:font-name="Liberation Serif" fo:font-size="12pt" officeooo:rsid="00278c55" officeooo:paragraph-rsid="00278c55" style:font-size-asian="12pt" style:font-size-complex="12pt"/>
    </style:style>
    <style:style style:name="P33" style:family="paragraph" style:parent-style-name="Table_20_Contents">
      <style:paragraph-properties fo:text-align="justify" style:justify-single-word="false"/>
      <style:text-properties style:font-name="Liberation Serif" fo:font-size="12pt" fo:font-weight="bold" officeooo:rsid="00278c55" officeooo:paragraph-rsid="00278c55" style:font-size-asian="12pt" style:font-weight-asian="bold" style:font-size-complex="12pt" style:font-weight-complex="bold"/>
    </style:style>
    <style:style style:name="T1" style:family="text">
      <style:text-properties officeooo:rsid="000ce989"/>
    </style:style>
    <style:style style:name="T2" style:family="text">
      <style:text-properties style:text-position="super 58%"/>
    </style:style>
    <style:style style:name="T3" style:family="text">
      <style:text-properties style:text-position="super 58%" style:font-name="Liberation Serif" fo:font-size="12pt" style:font-size-asian="12pt" style:font-size-complex="12pt"/>
    </style:style>
    <style:style style:name="T4" style:family="text">
      <style:text-properties style:text-position="super 58%" style:font-name="Liberation Serif1" fo:font-size="12pt" officeooo:rsid="0015fe6a" style:font-size-asian="12pt" style:font-size-complex="12pt"/>
    </style:style>
    <style:style style:name="T5" style:family="text">
      <style:text-properties officeooo:rsid="000e2874"/>
    </style:style>
    <style:style style:name="T6" style:family="text">
      <style:text-properties style:font-name="Liberation Serif" fo:font-size="12pt" fo:letter-spacing="0.062cm" style:font-size-asian="12pt" style:font-size-complex="12pt"/>
    </style:style>
    <style:style style:name="T7" style:family="text">
      <style:text-properties style:font-name="Liberation Serif" fo:font-size="12pt" fo:letter-spacing="0.116cm" style:font-size-asian="12pt" style:font-size-complex="12pt"/>
    </style:style>
    <style:style style:name="T8" style:family="text">
      <style:text-properties style:font-name="Liberation Serif" fo:font-size="12pt" fo:letter-spacing="0.042cm" style:font-size-asian="12pt" style:font-size-complex="12pt"/>
    </style:style>
    <style:style style:name="T9" style:family="text">
      <style:text-properties style:font-name="Liberation Serif" fo:font-size="12pt" fo:letter-spacing="0.037cm" style:font-size-asian="12pt" style:font-size-complex="12pt"/>
    </style:style>
    <style:style style:name="T10" style:family="text">
      <style:text-properties style:font-name="Liberation Serif" fo:font-size="12pt" fo:letter-spacing="0.041cm" style:font-size-asian="12pt" style:font-size-complex="12pt"/>
    </style:style>
    <style:style style:name="T11" style:family="text">
      <style:text-properties style:font-name="Liberation Serif" fo:font-size="12pt" fo:letter-spacing="0.051cm" style:font-size-asian="12pt" style:font-size-complex="12pt"/>
    </style:style>
    <style:style style:name="T12" style:family="text">
      <style:text-properties style:font-name="Liberation Serif" fo:font-size="12pt" fo:letter-spacing="0.081cm" style:font-size-asian="12pt" style:font-size-complex="12pt"/>
    </style:style>
    <style:style style:name="T13" style:family="text">
      <style:text-properties style:font-name="Liberation Serif" fo:font-size="12pt" fo:letter-spacing="0.06cm" style:font-size-asian="12pt" style:font-size-complex="12pt"/>
    </style:style>
    <style:style style:name="T14" style:family="text">
      <style:text-properties style:font-name="Liberation Serif" fo:font-size="12pt" fo:letter-spacing="0.044cm" style:font-size-asian="12pt" style:font-size-complex="12pt"/>
    </style:style>
    <style:style style:name="T15" style:family="text">
      <style:text-properties style:font-name="Liberation Serif" fo:font-size="12pt" fo:letter-spacing="0.104cm" style:font-size-asian="12pt" style:font-size-complex="12pt"/>
    </style:style>
    <style:style style:name="T16" style:family="text">
      <style:text-properties style:font-name="Liberation Serif" fo:font-size="12pt" fo:letter-spacing="0.088cm" style:font-size-asian="12pt" style:font-size-complex="12pt"/>
    </style:style>
    <style:style style:name="T17" style:family="text">
      <style:text-properties style:font-name="Liberation Serif" fo:font-size="12pt" style:font-size-asian="12pt" style:font-size-complex="12pt"/>
    </style:style>
    <style:style style:name="T18" style:family="text">
      <style:text-properties style:font-name="Liberation Serif" fo:font-size="12pt" officeooo:rsid="001052d4" style:font-size-asian="12pt" style:font-size-complex="12pt"/>
    </style:style>
    <style:style style:name="T19" style:family="text">
      <style:text-properties style:font-name="Liberation Serif" fo:font-size="12pt" fo:font-style="italic" style:font-size-asian="12pt" style:font-size-complex="12pt"/>
    </style:style>
    <style:style style:name="T20" style:family="text">
      <style:text-properties style:font-name="Liberation Serif" fo:font-size="12pt" fo:font-style="italic" style:font-size-asian="12pt" style:font-style-asian="italic" style:font-size-complex="12pt" style:font-style-complex="italic"/>
    </style:style>
    <style:style style:name="T21" style:family="text">
      <style:text-properties style:font-name="Liberation Serif" fo:font-size="12pt" fo:letter-spacing="0.076cm" style:font-size-asian="12pt" style:font-size-complex="12pt"/>
    </style:style>
    <style:style style:name="T22" style:family="text">
      <style:text-properties style:font-name="Liberation Serif" fo:font-size="12pt" fo:letter-spacing="0.072cm" style:font-size-asian="12pt" style:font-size-complex="12pt"/>
    </style:style>
    <style:style style:name="T23" style:family="text">
      <style:text-properties style:font-name="Liberation Serif" fo:font-size="12pt" fo:letter-spacing="0.046cm" style:font-size-asian="12pt" style:font-size-complex="12pt"/>
    </style:style>
    <style:style style:name="T24" style:family="text">
      <style:text-properties style:font-name="Liberation Serif" fo:font-size="12pt" fo:letter-spacing="-0.041cm" style:font-size-asian="12pt" style:font-size-complex="12pt"/>
    </style:style>
    <style:style style:name="T25" style:family="text">
      <style:text-properties style:font-name="Liberation Serif" fo:font-size="12pt" fo:letter-spacing="0.053cm" style:font-size-asian="12pt" style:font-size-complex="12pt"/>
    </style:style>
    <style:style style:name="T26" style:family="text">
      <style:text-properties style:font-name="Liberation Serif" fo:font-size="12pt" fo:letter-spacing="0.035cm" style:font-size-asian="12pt" style:font-size-complex="12pt"/>
    </style:style>
    <style:style style:name="T27" style:family="text">
      <style:text-properties style:font-name="Liberation Serif" fo:font-size="12pt" fo:letter-spacing="0.109cm" style:font-size-asian="12pt" style:font-size-complex="12pt"/>
    </style:style>
    <style:style style:name="T28" style:family="text">
      <style:text-properties style:font-name="Liberation Serif" fo:font-size="12pt" fo:letter-spacing="0.123cm" style:font-size-asian="12pt" style:font-size-complex="12pt"/>
    </style:style>
    <style:style style:name="T29" style:family="text">
      <style:text-properties style:font-name="Liberation Serif" fo:font-size="12pt" fo:letter-spacing="0.069cm" style:font-size-asian="12pt" style:font-size-complex="12pt"/>
    </style:style>
    <style:style style:name="T30" style:family="text">
      <style:text-properties style:text-position="sub 58%"/>
    </style:style>
    <style:style style:name="T31" style:family="text">
      <style:text-properties style:text-position="sub 58%" style:font-name="Liberation Serif" fo:font-size="12pt" style:font-size-asian="12pt" style:font-size-complex="12pt"/>
    </style:style>
    <style:style style:name="T32" style:family="text">
      <style:text-properties style:font-name="Liberation Serif1" fo:font-size="12pt" style:font-size-asian="12pt" style:font-size-complex="12pt"/>
    </style:style>
    <style:style style:name="T33" style:family="text">
      <style:text-properties style:font-name="Liberation Serif1" fo:font-size="12pt" officeooo:rsid="0015b883" style:font-size-asian="12pt" style:font-size-complex="12pt"/>
    </style:style>
    <style:style style:name="T34" style:family="text">
      <style:text-properties style:font-name="Liberation Serif1" fo:font-size="12pt" officeooo:rsid="0015fe6a" style:font-size-asian="12pt" style:font-size-complex="12pt"/>
    </style:style>
    <style:style style:name="T35" style:family="text">
      <style:text-properties fo:font-variant="normal" fo:text-transform="none" fo:color="#000000" style:font-name="Liberation Serif2" fo:font-style="normal"/>
    </style:style>
    <style:style style:name="T36" style:family="text">
      <style:text-properties fo:font-variant="normal" fo:text-transform="none" fo:color="#000000" style:font-name="Liberation Serif2" fo:font-style="normal" officeooo:rsid="0021714d"/>
    </style:style>
    <style:style style:name="T37" style:family="text">
      <style:text-properties fo:font-variant="normal" fo:text-transform="none" fo:color="#000000" style:font-name="Liberation Serif2" fo:font-style="normal" officeooo:rsid="002195ca"/>
    </style:style>
    <style:style style:name="T38" style:family="text">
      <style:text-properties fo:font-variant="normal" fo:text-transform="none" fo:color="#000000" style:font-name="Liberation Serif2" fo:font-size="7pt" fo:font-style="normal" officeooo:rsid="002195ca" style:font-size-asian="7pt" style:font-size-complex="7pt"/>
    </style:style>
    <style:style style:name="T39" style:family="text">
      <style:text-properties fo:font-variant="normal" fo:text-transform="none" fo:color="#000000" fo:font-style="normal" officeooo:rsid="0024fdf4"/>
    </style:style>
    <style:style style:name="T40" style:family="text">
      <style:text-properties fo:font-variant="normal" fo:text-transform="none" fo:color="#000000" fo:font-style="normal" officeooo:rsid="002195ca"/>
    </style:style>
    <style:style style:name="T41" style:family="text">
      <style:text-properties fo:font-variant="normal" fo:text-transform="none" fo:color="#000000" fo:font-style="normal" officeooo:rsid="00278c55"/>
    </style:style>
    <style:style style:name="T42" style:family="text">
      <style:text-properties fo:font-variant="normal" fo:text-transform="none" fo:color="#000000" fo:font-style="normal" officeooo:rsid="002b7b2a"/>
    </style:style>
    <style:style style:name="T43" style:family="text">
      <style:text-properties fo:font-variant="normal" fo:text-transform="none" fo:color="#000000" style:text-position="super 58%" style:font-name="Liberation Serif2" fo:font-style="normal"/>
    </style:style>
    <style:style style:name="T44" style:family="text">
      <style:text-properties fo:font-variant="normal" fo:text-transform="none" fo:color="#000000" style:text-position="super 58%" fo:font-style="normal" officeooo:rsid="0024fdf4"/>
    </style:style>
    <style:style style:name="T45" style:family="text">
      <style:text-properties fo:font-variant="normal" fo:text-transform="none" fo:color="#000000" style:text-position="sub 58%" style:font-name="Liberation Serif2" fo:font-style="normal"/>
    </style:style>
    <style:style style:name="T46" style:family="text">
      <style:text-properties fo:font-variant="normal" fo:text-transform="none" fo:color="#000000" style:text-position="sub 58%" style:font-name="Liberation Serif2" fo:font-style="normal" officeooo:rsid="002dfdc4"/>
    </style:style>
    <style:style style:name="T47" style:family="text">
      <style:text-properties fo:font-variant="normal" fo:text-transform="none" style:use-window-font-color="true" style:font-name="Liberation Serif2" fo:font-style="normal"/>
    </style:style>
    <style:style style:name="T48" style:family="text">
      <style:text-properties style:font-name="Liberation Serif1"/>
    </style:style>
    <style:style style:name="T49" style:family="text">
      <style:text-properties officeooo:rsid="0032b0b8"/>
    </style:style>
    <style:style style:name="T50" style:family="text">
      <style:text-properties officeooo:rsid="003575df"/>
    </style:style>
    <style:style style:name="T51" style:family="text">
      <style:text-properties officeooo:rsid="0035bfe8"/>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RESOLUCIONES MANUALES DE EJERCICIOS DE MÉTODOS NUMÉRICOS</text:h>
      <text:h text:style-name="Heading_20_4" text:outline-level="4">INDICACIONES</text:h>
      <text:p text:style-name="P17"/>
      <text:list xml:id="list7313595868524264824" text:style-name="L1">
        <text:list-item>
          <text:p text:style-name="P18">Este archivo contiene las resoluciones “manuales” de los ejercicios en las guías de métodos numéricos. Llámese “manuales” <text:span text:style-name="T49">a la acción de resolución de ejercicios por medio de despejes, variables extras (o constantes) y el paso a paso para resolver dichos despejes de todos estos ejercicios.</text:span></text:p>
        </text:list-item>
        <text:list-item>
          <text:p text:style-name="P19">Los ejercicios pueden aparecer resueltos por medio del generador de ecuaciones integrado del procesador de texto <text:span text:style-name="T50">o</text:span> <text:span text:style-name="T50">por medio de imágenes (en los casos que requieran planteamientos adicionales).</text:span></text:p>
        </text:list-item>
        <text:list-item>
          <text:p text:style-name="P20">Se sugiere que se resuelva y edite este archivo usando la suite de oficina LibreOffice; Word desde su versión 2010 en adelante puede abrir archivos .odt, sin embargo, hay formatos particulares de una versión de oficina con la cual puede terminar distorsionando las fórmulas y estropear el archivo, por lo que se sugiere LibreOffice.</text:p>
        </text:list-item>
        <text:list-item>
          <text:p text:style-name="P20">Si es necesario portar/migrar esta guía a Word será bienvenido, sin embargo, por motivos de tiempo y facilidad en cuanto a colocar fórmulas y formatos, se trabajará en este formato, si es necesario algo de ayuda con gusto puedo apoyar pero no prometo ser yo quien realice la migración de esta guía.</text:p>
        </text:list-item>
        <text:list-item>
          <text:p text:style-name="P20">Varios de los ejercicios son similares en su resolución, lo que puede cambiar son las cantidades ocupadas, los intervalos, valores constantes de ecuaciones, etc. Se ha tratado de dejar una resolución estándar pero en el caso que uno de estos datos varíe y desee dar una respuesta particular, favor de revisar en donde se encuentran los valores a modificar y cambiarlos según lo solicitado para verificar.</text:p>
        </text:list-item>
        <text:list-item>
          <text:p text:style-name="P20">En este archivo no se resolverán ejercicios utilizando programas de Matlab u otro lenguaje, la idea con este documento es de plantear el ejercicio previo a utilizar el programa, de modo que la resolución de funciones o evaluaciones sean realizadas por medio de Matlab al igual que las conversiones entre unidades y cambios de valores (donde aplique).</text:p>
        </text:list-item>
        <text:list-item>
          <text:p text:style-name="P21">En este documento se ha plasmado una resolución <text:span text:style-name="T51">de manera mental y manual, cualquiera puede aportar a solventar este documento y realizar las observaciones requeridas, incluso se puede modificar en el caso que el despeje esté malo. El requisito es de avisar por medio de un problema en la página </text:span><text:a xlink:type="simple" xlink:href="https://github.com/SamBurgos/Metodos-Numericos/issues" text:style-name="Internet_20_link" text:visited-style-name="Visited_20_Internet_20_Link"><text:span text:style-name="T51">https://github.com/SamBurgos/Metodos-Numericos/issues</text:span></text:a><text:span text:style-name="T51"> con el número del problema. No se cuentan problemas que el valor esté diferente o que en lugar de raíz cuarta, sea raíz cuadrada, por ejemplo. Para esto revisar punto 5.</text:span></text:p>
        </text:list-item>
        <text:list-item>
          <text:p text:style-name="P22">La resolución de estos ejercicios puede variar también en cuanto al método utilizado (Secante en lugar de Bisección por ejemplo), el despeje puede variar conforme a esto; pero si se quiere colocar una fórmula en un método particular se deberá trabajar adicional, debido al tiempo no prometo colocar el mismo ejercicio por otros métodos. Agradezco cualquier apoyo en este punto.</text:p>
        </text:list-item>
      </text:list>
      <text:p text:style-name="P17"/>
      <text:p text:style-name="P17"/>
      <text:h text:style-name="P30" text:outline-level="4">EJERCICIOS</text:h>
      <text:p text:style-name="P1"/>
      <text:p text:style-name="P2"><text:span text:style-name="T1">1) </text:span><text:span text:style-name="T17">Si </text:span><text:span text:style-name="T17"><draw:frame draw:style-name="fr1" draw:name="Objeto1" text:anchor-type="as-char" svg:y="-0.437cm" svg:width="4.286cm" svg:height="0.591cm" draw:z-index="0"><draw:object xlink:href="./Object 1" xlink:type="simple" xlink:show="embed" xlink:actuate="onLoad"/><draw:image xlink:href="./ObjectReplacements/Object 1" xlink:type="simple" xlink:show="embed" xlink:actuate="onLoad"/></draw:frame></text:span><text:span text:style-name="T17">, obtenga el valor de </text:span><text:span text:style-name="T17"><draw:frame draw:style-name="fr1" draw:name="Objeto2" text:anchor-type="as-char" svg:y="-0.377cm" svg:width="1.593cm" svg:height="0.483cm" draw:z-index="1"><draw:object xlink:href="./Object 2" xlink:type="simple" xlink:show="embed" xlink:actuate="onLoad"/><draw:image xlink:href="./ObjectReplacements/Object 2" xlink:type="simple" xlink:show="embed" xlink:actuate="onLoad"/></draw:frame></text:span><text:span text:style-name="T17">, <text:s/>de tal manera que h(x)= 20.820156997794982, empleando el <text:s/>método de la Secante con una exactitud de 10</text:span><text:span text:style-name="T3">-12 </text:span><text:span text:style-name="T17">y además empleando el comando </text:span><text:span text:style-name="T20">fzero</text:span><text:span text:style-name="T17">. EMPLEE QUINCE DECIMALES.</text:span></text:p>
      <text:p text:style-name="P1"/>
      <text:p text:style-name="P1"><draw:frame draw:style-name="fr1" draw:name="Objeto3" text:anchor-type="as-char" svg:y="-2.228cm" svg:width="8.56cm" svg:height="4.304cm" draw:z-index="2"><draw:object xlink:href="./Object 3" xlink:type="simple" xlink:show="embed" xlink:actuate="onLoad"/><draw:image xlink:href="./ObjectReplacements/Object 3" xlink:type="simple" xlink:show="embed" xlink:actuate="onLoad"/></draw:frame></text:p>
      <text:p text:style-name="P1"/>
      <text:p text:style-name="P3"><text:span text:style-name="T5">2) </text:span><text:span text:style-name="T17">Emplee</text:span><text:span text:style-name="T6"> </text:span><text:span text:style-name="T17">el método de Iteración de Punto fijo</text:span><text:span text:style-name="T7"> </text:span><text:span text:style-name="T17">para obtener</text:span><text:span text:style-name="T8"> </text:span><text:span text:style-name="T17">una aproximación</text:span><text:span text:style-name="T9"> </text:span><text:span text:style-name="T17">al valor</text:span><text:span text:style-name="T10"> </text:span><text:span text:style-name="T17">de</text:span><text:span text:style-name="T11"> </text:span><text:span text:style-name="T17">log</text:span><text:span text:style-name="T31">12</text:span><text:span text:style-name="T17">(5/3) +</text:span><text:span text:style-name="T12"> </text:span><text:span text:style-name="T17">0.25, con una</text:span><text:span text:style-name="T13"> </text:span><text:span text:style-name="T17">exactitud de 10</text:span><text:span text:style-name="T3">-12</text:span><text:span text:style-name="T17">, además emplee</text:span><text:span text:style-name="T11"> </text:span><text:span text:style-name="T17">el</text:span><text:span text:style-name="T14"> </text:span><text:span text:style-name="T17">comando </text:span><text:span text:style-name="T19">fzero </text:span><text:span text:style-name="T17">para</text:span><text:span text:style-name="T15"> </text:span><text:span text:style-name="T17">obtener</text:span><text:span text:style-name="T14"> </text:span><text:span text:style-name="T17">el</text:span><text:span text:style-name="T14"> </text:span><text:span text:style-name="T17">resultado.</text:span><text:span text:style-name="T16"> </text:span><text:span text:style-name="T17">EMPLEE QUINCE DECIMALES.</text:span></text:p>
      <text:p text:style-name="P8"/>
      <text:p text:style-name="P8"/>
      <text:p text:style-name="P8"/>
      <text:p text:style-name="P8"/>
      <text:p text:style-name="P4"><text:span text:style-name="T18">3) </text:span><text:span text:style-name="T17">La suma de dos números</text:span><text:span text:style-name="T14"> </text:span><text:span text:style-name="T17">da como</text:span><text:span text:style-name="T21"> </text:span><text:span text:style-name="T17">resultado</text:span><text:span text:style-name="T14"> </text:span><text:span text:style-name="T17">13.6. Si cada uno se aumenta en su raíz</text:span><text:span text:style-name="T11"> </text:span><text:span text:style-name="T17">cúbica, el</text:span><text:span text:style-name="T22"> </text:span><text:span text:style-name="T17">resultado del producto de las dos sumas</text:span><text:span text:style-name="T11"> </text:span><text:span text:style-name="T17">es igual a 72.910915731844.</text:span><text:span text:style-name="T23"> </text:span><text:span text:style-name="T17">Determine</text:span><text:span text:style-name="T24"> </text:span><text:span text:style-name="T17">los dos números</text:span><text:span text:style-name="T8"> </text:span><text:span text:style-name="T17">con</text:span><text:span text:style-name="T25"> </text:span><text:span text:style-name="T17">una</text:span><text:span text:style-name="T26"> </text:span><text:span text:style-name="T17">exactitud de 10</text:span><text:span text:style-name="T3">-12</text:span><text:span text:style-name="T17">, empleando</text:span><text:span text:style-name="T27"> </text:span><text:span text:style-name="T17">el método de</text:span><text:span text:style-name="T28"> </text:span><text:span text:style-name="T17">Bisección</text:span><text:span text:style-name="T16"> </text:span><text:span text:style-name="T17">y el</text:span><text:span text:style-name="T7"> </text:span><text:span text:style-name="T17">método de Steffensen. EMPLEE</text:span><text:span text:style-name="T29"> </text:span><text:span text:style-name="T17">QUINCE DECIMALES.</text:span></text:p>
      <text:p text:style-name="P9"/>
      <text:p text:style-name="P10"><draw:frame draw:style-name="fr1" draw:name="Objeto4" text:anchor-type="as-char" svg:y="-1.401cm" svg:width="9.103cm" svg:height="2.642cm" draw:z-index="7"><draw:object xlink:href="./Object 4" xlink:type="simple" xlink:show="embed" xlink:actuate="onLoad"/><draw:image xlink:href="./ObjectReplacements/Object 4" xlink:type="simple" xlink:show="embed" xlink:actuate="onLoad"/></draw:frame></text:p>
      <text:p text:style-name="P5"><text:soft-page-break/><text:span text:style-name="T17"><text:tab/></text:span><text:span text:style-name="T17"><draw:frame draw:style-name="fr1" draw:name="Objeto5" text:anchor-type="as-char" svg:y="-4.177cm" svg:width="10.216cm" svg:height="8.195cm" draw:z-index="3"><draw:object xlink:href="./Object 5" xlink:type="simple" xlink:show="embed" xlink:actuate="onLoad"/><draw:image xlink:href="./ObjectReplacements/Object 5" xlink:type="simple" xlink:show="embed" xlink:actuate="onLoad"/></draw:frame></text:span></text:p>
      <text:p text:style-name="P9"/>
      <text:p text:style-name="P9"/>
      <text:p text:style-name="P9"/>
      <text:p text:style-name="P11">4) Las ecuaciones que describen la posición de un proyectil lanzado desde el suelo, en metros, y tomando en cuenta la resistencia del aire y la masa del proyectil son:</text:p>
      <text:p text:style-name="P11"/>
      <text:p text:style-name="P6"><text:span text:style-name="T17"><draw:frame draw:style-name="fr1" draw:name="Objeto6" text:anchor-type="as-char" svg:y="-0.561cm" svg:width="5.158cm" svg:height="0.988cm" draw:z-index="4"><draw:object xlink:href="./Object 6" xlink:type="simple" xlink:show="embed" xlink:actuate="onLoad"/><draw:image xlink:href="./ObjectReplacements/Object 6" xlink:type="simple" xlink:show="embed" xlink:actuate="onLoad"/></draw:frame></text:span><text:span text:style-name="T17"> <text:tab/></text:span><text:span text:style-name="T17"><draw:frame draw:style-name="fr1" draw:name="Objeto7" text:anchor-type="as-char" svg:y="-0.931cm" svg:width="6.482cm" svg:height="1.774cm" draw:z-index="5"><draw:object xlink:href="./Object 7" xlink:type="simple" xlink:show="embed" xlink:actuate="onLoad"/><draw:image xlink:href="./ObjectReplacements/Object 7" xlink:type="simple" xlink:show="embed" xlink:actuate="onLoad"/></draw:frame></text:span><text:span text:style-name="T17"><text:tab/></text:span><text:span text:style-name="T17"><draw:frame draw:style-name="fr1" draw:name="Objeto8" text:anchor-type="as-char" svg:y="-0.586cm" svg:width="2.371cm" svg:height="1.081cm" draw:z-index="6"><draw:object xlink:href="./Object 8" xlink:type="simple" xlink:show="embed" xlink:actuate="onLoad"/><draw:image xlink:href="./ObjectReplacements/Object 8" xlink:type="simple" xlink:show="embed" xlink:actuate="onLoad"/></draw:frame></text:span></text:p>
      <text:p text:style-name="P11"/>
      <text:p text:style-name="P7"><text:span text:style-name="T17">Siendo C = m/k, donde m = masa del proyectil y k = coeficiente de resistencia del aire. Si se dispara un proyectil con ángulo de elevación </text:span><text:span text:style-name="T32">θ = 57°48'54'', con V0 = 3925 m/s, m = 159.09 </text:span><text:span text:style-name="T33">Kg y k = 9.5. Determine el tiempo que tarda el proyectil en llegar al punto mas alto y en llegar al suelo empleando el método de la </text:span><text:span text:style-name="T34">S</text:span><text:span text:style-name="T33">ecante; </text:span><text:span text:style-name="T34">con una precisión de 10</text:span><text:span text:style-name="T4">-12</text:span><text:span text:style-name="T34">, además obtenga el alcance horizontal y el valor de la altura máxima.</text:span></text:p>
      <text:p text:style-name="P11"/>
      <text:p text:style-name="P11"/>
      <text:p text:style-name="P11"/>
      <text:p text:style-name="P12">5) Se construye una caja sin tapadera a partir de una hoja metálica rectangular que mide 86 por 68 centímetros. ¿Cuál debe ser el lado de los cuadrados que hay que recortar en cada esquina para que el volumen de la caja sea 32,077.5 centímetros cúbicos? Precisión: 10<text:span text:style-name="T2">-12</text:span> . Emplee el método de la Posición falsa. EMPLEE QUINCE DECIMALES.</text:p>
      <text:p text:style-name="P12"/>
      <text:p text:style-name="P12"/>
      <text:p text:style-name="P12"/>
      <text:p text:style-name="P13">6) <text:span text:style-name="T35">Emplee el método de Müller para hallar una aproximación a un cero o raíz del siguiente polinomio: P(x) = x</text:span><text:span text:style-name="T43">5</text:span><text:span text:style-name="T35"> + 11x</text:span><text:span text:style-name="T43">4</text:span><text:span text:style-name="T35"> – 21x</text:span><text:span text:style-name="T43">3</text:span><text:span text:style-name="T35"> – 10x</text:span><text:span text:style-name="T43">2</text:span><text:span text:style-name="T35"> + 21x + 5. Utilice los siguientes valores iniciales: p</text:span><text:span text:style-name="T46">0</text:span><text:span text:style-name="T35"> = –13, p</text:span><text:span text:style-name="T45">1</text:span><text:span text:style-name="T35"> = –12.1 y p</text:span><text:span text:style-name="T45">2</text:span><text:span text:style-name="T35"> = –11.5, con una precisión de 10</text:span><text:span text:style-name="T43">-12</text:span><text:span text:style-name="T35">. EMPLEE QUINCE DECIMALES.</text:span></text:p>
      <text:p text:style-name="P13"><text:span text:style-name="T35"/></text:p>
      <text:p text:style-name="P13"><text:span text:style-name="T35"/></text:p>
      <text:p text:style-name="P13"><text:span text:style-name="T35"/></text:p>
      <text:p text:style-name="P14"><text:soft-page-break/><text:span text:style-name="T35">7) </text:span><text:span text:style-name="T36">Se desea conocer el volumen específico del Nitrógeno a una presión P de 2015 kPa y una temperatura T de 65.84°F, empleando la ecuación de estado de Van der Waals:</text:span></text:p>
      <text:p text:style-name="P14"><text:span text:style-name="T36"/></text:p>
      <text:p text:style-name="P14"><text:span text:style-name="T36"><draw:frame draw:style-name="fr2" draw:name="Objeto9" text:anchor-type="as-char" svg:y="-0.619cm" svg:width="3.669cm" svg:height="1.058cm" draw:z-index="8"><draw:object xlink:href="./Object 9" xlink:type="simple" xlink:show="embed" xlink:actuate="onLoad"/><draw:image xlink:href="./ObjectReplacements/Object 9" xlink:type="simple" xlink:show="embed" xlink:actuate="onLoad"/></draw:frame></text:span><text:span text:style-name="T36">donde </text:span><text:span text:style-name="T36"><draw:frame draw:style-name="fr2" draw:name="Objeto10" text:anchor-type="as-char" svg:y="-0.743cm" svg:width="4.382cm" svg:height="1.184cm" draw:z-index="9"><draw:object xlink:href="./Object 10" xlink:type="simple" xlink:show="embed" xlink:actuate="onLoad"/><draw:image xlink:href="./ObjectReplacements/Object 10" xlink:type="simple" xlink:show="embed" xlink:actuate="onLoad"/></draw:frame></text:span></text:p>
      <text:p text:style-name="P14"><text:span text:style-name="T36"/></text:p>
      <text:p text:style-name="P15"><text:span text:style-name="T35">De las tablas termodinámicas, se obtienen los siguientes datos:</text:span></text:p>
      <text:p text:style-name="P15"><text:span text:style-name="T36"/></text:p>
      <text:p text:style-name="P15"><text:span text:style-name="T35">Pc = 3390 kPa</text:span></text:p>
      <text:p text:style-name="P15"><text:span text:style-name="T35">Tc = 126.2°K</text:span></text:p>
      <text:p text:style-name="P15"><text:span text:style-name="T35">R = 0.2968 kJ/kg°K</text:span></text:p>
      <text:p text:style-name="P15"><text:span text:style-name="T35"/></text:p>
      <text:p text:style-name="P15"><text:span text:style-name="T35">Emplee el método de Steffensen para calcular el valor de V, considerando como valor inicial Vo = RT/P, con una precisión de 10</text:span><text:span text:style-name="T43">-12</text:span><text:span text:style-name="T35">.</text:span><text:span text:style-name="T47"><text:note text:id="ftn0" text:note-class="footnote"><text:note-citation>1</text:note-citation><text:note-body><text:p text:style-name="P29">Steffensen ocupa la fórmula de trabajo g(x) = x, por lo tanto debe despejarse la variable buscada en términos de V</text:p></text:note-body></text:note></text:span></text:p>
      <text:p text:style-name="P15"><text:span text:style-name="T37"/></text:p>
      <text:p text:style-name="P16"><text:span text:style-name="T37"><draw:frame draw:style-name="fr2" draw:name="Objeto11" text:anchor-type="as-char" svg:y="-2.212cm" svg:width="3.669cm" svg:height="4.274cm" draw:z-index="10"><draw:object xlink:href="./Object 11" xlink:type="simple" xlink:show="embed" xlink:actuate="onLoad"/><draw:image xlink:href="./ObjectReplacements/Object 11" xlink:type="simple" xlink:show="embed" xlink:actuate="onLoad"/></draw:frame></text:span></text:p>
      <text:p text:style-name="P16"><text:span text:style-name="T38"/></text:p>
      <text:p text:style-name="P24"><text:span text:style-name="T39">8) </text:span><text:span text:style-name="T41">Una barra larga de diámetro D recibe calor por efecto Joule de una resistencia eléctrica. Simultáneamente, disipa calor por convección y radiación, siendo la ecuación que satisface el equilibrio la siguiente:</text:span></text:p>
      <text:p text:style-name="P24"><text:span text:style-name="T41"/></text:p>
      <text:p text:style-name="P24"><text:span text:style-name="T41"><draw:frame draw:style-name="fr2" draw:name="Objeto12" text:anchor-type="as-char" svg:y="-0.437cm" svg:width="7.01cm" svg:height="0.591cm" draw:z-index="11"><draw:object xlink:href="./Object 12" xlink:type="simple" xlink:show="embed" xlink:actuate="onLoad"/><draw:image xlink:href="./ObjectReplacements/Object 12" xlink:type="simple" xlink:show="embed" xlink:actuate="onLoad"/></draw:frame></text:span><text:span text:style-name="T41">donde</text:span></text:p>
      <text:p text:style-name="P24"><text:span text:style-name="T41"/></text:p>
      <table:table table:name="Tabla1" table:style-name="Tabla1">
        <table:table-column table:style-name="Tabla1.A"/>
        <table:table-column table:style-name="Tabla1.B"/>
        <table:table-column table:style-name="Tabla1.C"/>
        <table:table-row>
          <table:table-cell table:style-name="Tabla1.A1" office:value-type="string">
            <text:p text:style-name="P33">Variable</text:p>
          </table:table-cell>
          <table:table-cell table:style-name="Tabla1.A1" office:value-type="string">
            <text:p text:style-name="P33">Definición variable</text:p>
          </table:table-cell>
          <table:table-cell table:style-name="Tabla1.C1" office:value-type="string">
            <text:p text:style-name="P33">Medida/Valor</text:p>
          </table:table-cell>
        </table:table-row>
        <table:table-row>
          <table:table-cell table:style-name="Tabla1.A2" office:value-type="string">
            <text:p text:style-name="P32">D</text:p>
          </table:table-cell>
          <table:table-cell table:style-name="Tabla1.A2" office:value-type="string">
            <text:p text:style-name="P32">diámetro de la barra</text:p>
          </table:table-cell>
          <table:table-cell table:style-name="Tabla1.C2" office:value-type="string">
            <text:p text:style-name="P32">986 mm</text:p>
          </table:table-cell>
        </table:table-row>
        <table:table-row>
          <table:table-cell table:style-name="Tabla1.A2" office:value-type="string">
            <text:p text:style-name="P32"><text:span text:style-name="T48">σ</text:span></text:p>
          </table:table-cell>
          <table:table-cell table:style-name="Tabla1.A2" office:value-type="string">
            <text:p text:style-name="P32">constante de Stefan Boltzman</text:p>
          </table:table-cell>
          <table:table-cell table:style-name="Tabla1.C2" office:value-type="string">
            <text:p text:style-name="P32">5.67x10<text:span text:style-name="T2">-8</text:span> W/mt<text:span text:style-name="T2">2</text:span>°K<text:span text:style-name="T2">4</text:span></text:p>
          </table:table-cell>
        </table:table-row>
        <table:table-row>
          <table:table-cell table:style-name="Tabla1.A2" office:value-type="string">
            <text:p text:style-name="P32"><text:span text:style-name="T48">ε</text:span></text:p>
          </table:table-cell>
          <table:table-cell table:style-name="Tabla1.A2" office:value-type="string">
            <text:p text:style-name="P32">emisividad de la superficie de la barra</text:p>
          </table:table-cell>
          <table:table-cell table:style-name="Tabla1.C2" office:value-type="string">
            <text:p text:style-name="P32">0.8</text:p>
          </table:table-cell>
        </table:table-row>
        <table:table-row>
          <table:table-cell table:style-name="Tabla1.A2" office:value-type="string">
            <text:p text:style-name="P32">h</text:p>
          </table:table-cell>
          <table:table-cell table:style-name="Tabla1.A2" office:value-type="string">
            <text:p text:style-name="P32">coeficiente de transferencia de calor por convección entre la barra y el aire</text:p>
          </table:table-cell>
          <table:table-cell table:style-name="Tabla1.C2" office:value-type="string">
            <text:p text:style-name="P32">20 W/mt<text:span text:style-name="T2">2</text:span>°K</text:p>
          </table:table-cell>
        </table:table-row>
        <table:table-row>
          <table:table-cell table:style-name="Tabla1.A2" office:value-type="string">
            <text:p text:style-name="P32">T<text:span text:style-name="T30">s</text:span></text:p>
          </table:table-cell>
          <table:table-cell table:style-name="Tabla1.A2" office:value-type="string">
            <text:p text:style-name="P32">temperatura ambiente</text:p>
          </table:table-cell>
          <table:table-cell table:style-name="Tabla1.C2" office:value-type="string">
            <text:p text:style-name="P32">77.9°F</text:p>
          </table:table-cell>
        </table:table-row>
        <table:table-row>
          <table:table-cell table:style-name="Tabla1.A2" office:value-type="string">
            <text:p text:style-name="P32">I<text:span text:style-name="T2">2</text:span>R</text:p>
          </table:table-cell>
          <table:table-cell table:style-name="Tabla1.A2" office:value-type="string">
            <text:p text:style-name="P32">potencia eléctrica por unidad de longitud</text:p>
          </table:table-cell>
          <table:table-cell table:style-name="Tabla1.C2" office:value-type="string">
            <text:p text:style-name="P32">100 W/m</text:p>
          </table:table-cell>
        </table:table-row>
        <table:table-row>
          <table:table-cell table:style-name="Tabla1.A2" office:value-type="string">
            <text:p text:style-name="P32">T</text:p>
          </table:table-cell>
          <table:table-cell table:style-name="Tabla1.A2" office:value-type="string">
            <text:p text:style-name="P32">temperatura de equilibrio de la barra</text:p>
          </table:table-cell>
          <table:table-cell table:style-name="Tabla1.C2" office:value-type="string">
            <text:p text:style-name="P31">?</text:p>
          </table:table-cell>
        </table:table-row>
      </table:table>
      <text:p text:style-name="P24"><text:span text:style-name="T41"/></text:p>
      <text:p text:style-name="P28"><text:span text:style-name="T39">Emplee el método de Newton Raphson para calcular el valor de T, con una precisión de 10</text:span><text:span text:style-name="T44">-12</text:span><text:span text:style-name="T39">.</text:span></text:p>
      <text:p text:style-name="P28"><text:span text:style-name="T39">MUESTRE EN FORMA DE TABLA : NUMERO DE ITERACIONES, T0, VALOR APROXIMADO, ERROR. EMPLEE QUINCE DECIMALES.</text:span></text:p>
      <text:p text:style-name="P25"><text:soft-page-break/><text:span text:style-name="T39"><draw:frame draw:style-name="fr2" draw:name="Objeto13" text:anchor-type="as-char" svg:y="-1.194cm" svg:width="7.606cm" svg:height="2.302cm" draw:z-index="12"><draw:object xlink:href="./Object 13" xlink:type="simple" xlink:show="embed" xlink:actuate="onLoad"/><draw:image xlink:href="./ObjectReplacements/Object 13" xlink:type="simple" xlink:show="embed" xlink:actuate="onLoad"/></draw:frame></text:span><text:span text:style-name="T39"><draw:frame draw:style-name="fr2" draw:name="Objeto15" text:anchor-type="as-char" svg:y="-1.413cm" svg:width="5.994cm" svg:height="2.738cm" draw:z-index="13"><draw:object xlink:href="./Object 15" xlink:type="simple" xlink:show="embed" xlink:actuate="onLoad"/><draw:image xlink:href="./ObjectReplacements/Object 15" xlink:type="simple" xlink:show="embed" xlink:actuate="onLoad"/><svg:desc>fórmula</svg:desc></draw:frame></text:span></text:p>
      <text:p text:style-name="P25"><text:span text:style-name="T39"/></text:p>
      <text:p text:style-name="P26"><text:span text:style-name="T39"><draw:frame draw:style-name="fr2" draw:name="Objeto14" text:anchor-type="as-char" svg:y="-1.503cm" svg:width="9.407cm" svg:height="2.917cm" draw:z-index="14"><draw:object xlink:href="./Object 14" xlink:type="simple" xlink:show="embed" xlink:actuate="onLoad"/><draw:image xlink:href="./ObjectReplacements/Object 14" xlink:type="simple" xlink:show="embed" xlink:actuate="onLoad"/><svg:desc>fórmula</svg:desc></draw:frame></text:span></text:p>
      <text:p text:style-name="P26"><text:span text:style-name="T42">Las funciones en negrita deberán colocarse en el programa una vez se tengan las variables convertidas al formato estándar SI.</text:span></text:p>
      <text:p text:style-name="P26"><text:span text:style-name="T42"/></text:p>
      <text:p text:style-name="P26"><text:span text:style-name="T42"/></text:p>
      <text:p text:style-name="P23"><text:span text:style-name="T39"/></text:p>
      <text:p text:style-name="P23"><text:span text:style-name="T39"/></text:p>
      <text:p text:style-name="P23"><text:span text:style-name="T39"/></text:p>
      <text:p text:style-name="P23"><text:span text:style-name="T40"><text:tab/></text:span></text:p>
      <text:p text:style-name="P12"/>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ookman Old Style" svg:font-family="'Bookman Old Style'"/>
    <style:font-face style:name="Bookman Old Style1" svg:font-family="'Bookman Old Style', Bold"/>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SV"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SV"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9T08:40:17.280000000</meta:creation-date>
    <dc:date>2016-02-02T12:52:24.469000000</dc:date>
    <meta:editing-duration>PT4H22M52S</meta:editing-duration>
    <meta:editing-cycles>29</meta:editing-cycles>
    <meta:generator>LibreOffice/5.0.4.2$Windows_X86_64 LibreOffice_project/2b9802c1994aa0b7dc6079e128979269cf95bc78</meta:generator>
    <meta:document-statistic meta:table-count="1" meta:image-count="0" meta:object-count="15" meta:page-count="5" meta:paragraph-count="63" meta:word-count="1055" meta:character-count="6196" meta:non-whitespace-character-count="5194"/>
  </office:meta>
</office:document-meta>
</file>

<file path=Object 1/content.xml><?xml version="1.0" encoding="utf-8"?>
<math xmlns="http://www.w3.org/1998/Math/MathML" display="block">
  <semantics>
    <mrow>
      <mi>h</mi>
      <mrow>
        <mrow>
          <mo fence="true" stretchy="false">(</mo>
          <mrow>
            <mi>x</mi>
          </mrow>
          <mo fence="true" stretchy="false">)</mo>
        </mrow>
        <mo stretchy="false">=</mo>
        <msub>
          <mi>log</mi>
          <mn>9</mn>
        </msub>
      </mrow>
      <mrow>
        <mrow>
          <mo fence="true" stretchy="false">(</mo>
          <mrow>
            <mrow>
              <mn>17</mn>
              <mi>–</mi>
              <mn>3</mn>
              <mi>x</mi>
            </mrow>
          </mrow>
          <mo fence="true" stretchy="false">)</mo>
        </mrow>
        <mo stretchy="false">+</mo>
        <msup>
          <mi>x</mi>
          <mn>2</mn>
        </msup>
      </mrow>
    </mrow>
    <annotation encoding="StarMath 5.0">h(x) = Log_9 (17 – 3x) + x^2</annotation>
  </semantics>
</math>
</file>

<file path=Object 10/content.xml><?xml version="1.0" encoding="utf-8"?>
<math xmlns="http://www.w3.org/1998/Math/MathML" display="block">
  <semantics>
    <mrow>
      <mrow>
        <mi>a</mi>
        <mo stretchy="false">=</mo>
        <mfrac>
          <mrow>
            <mn>27</mn>
            <msup>
              <mrow>
                <mo fence="true" stretchy="false">(</mo>
                <mrow>
                  <msub>
                    <mi mathvariant="italic">RT</mi>
                    <mi>c</mi>
                  </msub>
                </mrow>
                <mo fence="true" stretchy="false">)</mo>
              </mrow>
              <mn>2</mn>
            </msup>
          </mrow>
          <mrow>
            <mn>64</mn>
            <msub>
              <mi>P</mi>
              <mi>c</mi>
            </msub>
          </mrow>
        </mfrac>
      </mrow>
      <mspace width="6em"/>
      <mrow>
        <mi>b</mi>
        <mo stretchy="false">=</mo>
        <mfrac>
          <msub>
            <mi mathvariant="italic">RT</mi>
            <mi>c</mi>
          </msub>
          <mrow>
            <mn>8</mn>
            <msub>
              <mi>P</mi>
              <mi>c</mi>
            </msub>
          </mrow>
        </mfrac>
      </mrow>
    </mrow>
    <annotation encoding="StarMath 5.0">a = { 27( RT_c )^2 } over { 64P_c } ~ ~ ~ b = { RT_c } over { 8P_c }</annotation>
  </semantics>
</math>
</file>

<file path=Object 11/content.xml><?xml version="1.0" encoding="utf-8"?>
<math xmlns="http://www.w3.org/1998/Math/MathML" display="block">
  <semantics>
    <mtable>
      <mtr>
        <mtd>
          <mrow>
            <mrow>
              <mo fence="true" stretchy="false">(</mo>
              <mrow>
                <mrow>
                  <mi>P</mi>
                  <mo stretchy="false">+</mo>
                  <mfrac>
                    <mi>a</mi>
                    <msup>
                      <mi>v</mi>
                      <mn>2</mn>
                    </msup>
                  </mfrac>
                </mrow>
              </mrow>
              <mo fence="true" stretchy="false">)</mo>
            </mrow>
            <mrow>
              <mrow>
                <mo fence="true" stretchy="false">(</mo>
                <mrow>
                  <mrow>
                    <mi>V</mi>
                    <mo stretchy="false">−</mo>
                    <mi>b</mi>
                  </mrow>
                </mrow>
                <mo fence="true" stretchy="false">)</mo>
              </mrow>
              <mo stretchy="false">=</mo>
              <mi mathvariant="italic">RT</mi>
            </mrow>
          </mrow>
        </mtd>
      </mtr>
      <mtr>
        <mtd>
          <mrow>
            <mrow>
              <mi>V</mi>
              <mo stretchy="false">−</mo>
              <mi>b</mi>
            </mrow>
            <mo stretchy="false">=</mo>
            <mfrac>
              <mi mathvariant="italic">RT</mi>
              <mrow>
                <mo fence="true" stretchy="false">(</mo>
                <mrow>
                  <mrow>
                    <mi>P</mi>
                    <mo stretchy="false">+</mo>
                    <mfrac>
                      <mi>a</mi>
                      <msup>
                        <mi>v</mi>
                        <mn>2</mn>
                      </msup>
                    </mfrac>
                  </mrow>
                </mrow>
                <mo fence="true" stretchy="false">)</mo>
              </mrow>
            </mfrac>
          </mrow>
        </mtd>
      </mtr>
      <mtr>
        <mtd>
          <mrow>
            <mi>V</mi>
            <mo stretchy="false">=</mo>
            <mrow>
              <mfrac>
                <mi mathvariant="italic">RT</mi>
                <mrow>
                  <mo fence="true" stretchy="false">(</mo>
                  <mrow>
                    <mrow>
                      <mi>P</mi>
                      <mo stretchy="false">+</mo>
                      <mfrac>
                        <mi>a</mi>
                        <msup>
                          <mi>v</mi>
                          <mn>2</mn>
                        </msup>
                      </mfrac>
                    </mrow>
                  </mrow>
                  <mo fence="true" stretchy="false">)</mo>
                </mrow>
              </mfrac>
              <mo stretchy="false">+</mo>
              <mi>b</mi>
            </mrow>
          </mrow>
        </mtd>
      </mtr>
    </mtable>
    <annotation encoding="StarMath 5.0">( P + a over v^2 )( V - b ) = RT
newline
V - b = { RT } over ( P + a over v^2 )
newline
V = { RT } over ( P + a over v^2 ) + b</annotation>
  </semantics>
</math>
</file>

<file path=Object 12/content.xml><?xml version="1.0" encoding="utf-8"?>
<math xmlns="http://www.w3.org/1998/Math/MathML" display="block">
  <semantics>
    <mrow>
      <mi mathvariant="normal">π</mi>
      <mi mathvariant="italic">Dh</mi>
      <mrow>
        <mrow>
          <mo fence="true" stretchy="false">(</mo>
          <mrow>
            <mrow>
              <mi>T</mi>
              <mo stretchy="false">−</mo>
              <msub>
                <mi>T</mi>
                <mi>s</mi>
              </msub>
            </mrow>
          </mrow>
          <mo fence="true" stretchy="false">)</mo>
        </mrow>
        <mo stretchy="false">+</mo>
        <mi mathvariant="normal">π</mi>
      </mrow>
      <mi>D</mi>
      <mi mathvariant="normal">ε</mi>
      <mi mathvariant="normal">σ</mi>
      <mrow>
        <mrow>
          <mo fence="true" stretchy="false">(</mo>
          <mrow>
            <mrow>
              <msup>
                <mi>T</mi>
                <mn>4</mn>
              </msup>
              <mo stretchy="false">−</mo>
              <msubsup>
                <mi>T</mi>
                <mi>s</mi>
                <mn>4</mn>
              </msubsup>
            </mrow>
          </mrow>
          <mo fence="true" stretchy="false">)</mo>
        </mrow>
        <mo stretchy="false">−</mo>
        <msup>
          <mi>I</mi>
          <mn>2</mn>
        </msup>
      </mrow>
      <mrow>
        <mi>R</mi>
        <mo stretchy="false">=</mo>
        <mn>0</mn>
      </mrow>
    </mrow>
    <annotation encoding="StarMath 5.0">%pi Dh( T - T_s ) + %pi D %varepsilon %sigma ( T^4 - T^4_s ) - I^2 R = 0</annotation>
  </semantics>
</math>
</file>

<file path=Object 13/content.xml><?xml version="1.0" encoding="utf-8"?>
<math xmlns="http://www.w3.org/1998/Math/MathML" display="block">
  <semantics>
    <mtable>
      <mtr>
        <mtd>
          <mrow>
            <mi mathvariant="italic">Ecuación</mi>
            <mspace width="1em"/>
            <mi mathvariant="italic">original</mi>
            <mi mathvariant="normal">:</mi>
          </mrow>
        </mtd>
      </mtr>
      <mtr>
        <mtd>
          <mrow>
            <mi mathvariant="normal">π</mi>
            <mi mathvariant="italic">Dh</mi>
            <mrow>
              <mrow>
                <mo fence="true" stretchy="false">(</mo>
                <mrow>
                  <mrow>
                    <mi>T</mi>
                    <mo stretchy="false">−</mo>
                    <msub>
                      <mi>T</mi>
                      <mi>s</mi>
                    </msub>
                  </mrow>
                </mrow>
                <mo fence="true" stretchy="false">)</mo>
              </mrow>
              <mo stretchy="false">+</mo>
              <mi mathvariant="normal">π</mi>
            </mrow>
            <mi>D</mi>
            <mi mathvariant="normal">ε</mi>
            <mi mathvariant="normal">σ</mi>
            <mrow>
              <mrow>
                <mo fence="true" stretchy="false">(</mo>
                <mrow>
                  <mrow>
                    <msup>
                      <mi>T</mi>
                      <mn>4</mn>
                    </msup>
                    <mo stretchy="false">−</mo>
                    <msubsup>
                      <mi>T</mi>
                      <mi>s</mi>
                      <mn>4</mn>
                    </msubsup>
                  </mrow>
                </mrow>
                <mo fence="true" stretchy="false">)</mo>
              </mrow>
              <mo stretchy="false">−</mo>
              <msup>
                <mi>I</mi>
                <mn>2</mn>
              </msup>
            </mrow>
            <mrow>
              <mi>R</mi>
              <mo stretchy="false">=</mo>
              <mn>0</mn>
            </mrow>
          </mrow>
        </mtd>
      </mtr>
      <mtr>
        <mtd>
          <mrow>
            <mi>f</mi>
            <mrow>
              <mrow>
                <mo fence="true" stretchy="false">(</mo>
                <mrow>
                  <mi>T</mi>
                </mrow>
                <mo fence="true" stretchy="false">)</mo>
              </mrow>
              <mo stretchy="false">=</mo>
              <mi mathvariant="normal">π</mi>
            </mrow>
            <mi mathvariant="italic">Dh</mi>
            <mrow>
              <mrow>
                <mo fence="true" stretchy="false">(</mo>
                <mrow>
                  <mrow>
                    <mi>T</mi>
                    <mo stretchy="false">−</mo>
                    <msub>
                      <mi>T</mi>
                      <mi>s</mi>
                    </msub>
                  </mrow>
                </mrow>
                <mo fence="true" stretchy="false">)</mo>
              </mrow>
              <mo stretchy="false">+</mo>
              <mi mathvariant="normal">π</mi>
            </mrow>
            <mi>D</mi>
            <mi mathvariant="normal">ε</mi>
            <mi mathvariant="normal">σ</mi>
            <mrow>
              <mrow>
                <mo fence="true" stretchy="false">(</mo>
                <mrow>
                  <mrow>
                    <msup>
                      <mi>T</mi>
                      <mn>4</mn>
                    </msup>
                    <mo stretchy="false">−</mo>
                    <msubsup>
                      <mi>T</mi>
                      <mi>s</mi>
                      <mn>4</mn>
                    </msubsup>
                  </mrow>
                </mrow>
                <mo fence="true" stretchy="false">)</mo>
              </mrow>
              <mo stretchy="false">−</mo>
              <msup>
                <mi>I</mi>
                <mn>2</mn>
              </msup>
            </mrow>
            <mi>R</mi>
          </mrow>
        </mtd>
      </mtr>
      <mtr>
        <mtd>
          <mstyle mathvariant="bold">
            <mrow>
              <mi>f</mi>
              <mrow>
                <mrow>
                  <mo fence="true" stretchy="false">(</mo>
                  <mrow>
                    <mi>T</mi>
                  </mrow>
                  <mo fence="true" stretchy="false">)</mo>
                </mrow>
                <mo stretchy="false">=</mo>
                <msub>
                  <mi>K</mi>
                  <mn>1</mn>
                </msub>
              </mrow>
              <mrow>
                <mrow>
                  <mo fence="true" stretchy="false">(</mo>
                  <mrow>
                    <mrow>
                      <mi>T</mi>
                      <mo stretchy="false">−</mo>
                      <msub>
                        <mi>T</mi>
                        <mi>s</mi>
                      </msub>
                    </mrow>
                  </mrow>
                  <mo fence="true" stretchy="false">)</mo>
                </mrow>
                <mo stretchy="false">+</mo>
                <msub>
                  <mi>K</mi>
                  <mn>2</mn>
                </msub>
              </mrow>
              <mrow>
                <mrow>
                  <mo fence="true" stretchy="false">(</mo>
                  <mrow>
                    <mrow>
                      <msup>
                        <mi>T</mi>
                        <mn>4</mn>
                      </msup>
                      <mo stretchy="false">−</mo>
                      <msubsup>
                        <mi>T</mi>
                        <mi>s</mi>
                        <mn>4</mn>
                      </msubsup>
                    </mrow>
                  </mrow>
                  <mo fence="true" stretchy="false">)</mo>
                </mrow>
                <mo stretchy="false">−</mo>
                <msub>
                  <mi>K</mi>
                  <mn>3</mn>
                </msub>
              </mrow>
            </mrow>
          </mstyle>
        </mtd>
      </mtr>
    </mtable>
    <annotation encoding="StarMath 5.0">Ecuación` `original:
newline
%pi Dh( T - T_s ) + %pi D %varepsilon %sigma ( T^4 - T^4_s ) - I^2 R = 0
newline
f( T ) = %pi Dh( T - T_s ) + %pi D %varepsilon %sigma ( T^4 - T^4_s ) - I^2 R
newline
bold { f( T ) = K_1( T - T_s ) + K_2 ( T^4 - T^4_s ) - K_3 }</annotation>
  </semantics>
</math>
</file>

<file path=Object 14/content.xml><?xml version="1.0" encoding="utf-8"?>
<math xmlns="http://www.w3.org/1998/Math/MathML" display="block">
  <semantics>
    <mtable>
      <mtr>
        <mtd>
          <mrow>
            <mn>1</mn>
            <mi>a</mi>
            <mspace width="0.5em"/>
            <mi mathvariant="italic">derivada</mi>
            <mspace width="0.5em"/>
            <mi mathvariant="italic">de</mi>
            <mspace width="0.5em"/>
            <mi mathvariant="italic">la</mi>
            <mspace width="0.5em"/>
            <mi mathvariant="italic">Ecuación</mi>
            <mi mathvariant="normal">:</mi>
          </mrow>
        </mtd>
      </mtr>
      <mtr>
        <mtd>
          <mrow>
            <mi>f</mi>
            <mrow>
              <mrow>
                <mo fence="true" stretchy="false">(</mo>
                <mrow>
                  <mi>T</mi>
                </mrow>
                <mo fence="true" stretchy="false">)</mo>
              </mrow>
              <mo stretchy="false">=</mo>
              <mi mathvariant="normal">π</mi>
            </mrow>
            <mi mathvariant="italic">Dh</mi>
            <mrow>
              <mrow>
                <mo fence="true" stretchy="false">(</mo>
                <mrow>
                  <mrow>
                    <mi>T</mi>
                    <mo stretchy="false">−</mo>
                    <msub>
                      <mi>T</mi>
                      <mi>s</mi>
                    </msub>
                  </mrow>
                </mrow>
                <mo fence="true" stretchy="false">)</mo>
              </mrow>
              <mo stretchy="false">+</mo>
              <mi mathvariant="normal">π</mi>
            </mrow>
            <mi>D</mi>
            <mi mathvariant="normal">ε</mi>
            <mi mathvariant="normal">σ</mi>
            <mrow>
              <mrow>
                <mo fence="true" stretchy="false">(</mo>
                <mrow>
                  <mrow>
                    <msup>
                      <mi>T</mi>
                      <mn>4</mn>
                    </msup>
                    <mo stretchy="false">−</mo>
                    <msubsup>
                      <mi>T</mi>
                      <mi>s</mi>
                      <mn>4</mn>
                    </msubsup>
                  </mrow>
                </mrow>
                <mo fence="true" stretchy="false">)</mo>
              </mrow>
              <mo stretchy="false">−</mo>
              <msup>
                <mi>I</mi>
                <mn>2</mn>
              </msup>
            </mrow>
            <mi>R</mi>
          </mrow>
        </mtd>
      </mtr>
      <mtr>
        <mtd>
          <mrow>
            <mi>f</mi>
            <mrow>
              <mrow>
                <mo fence="true" stretchy="false">(</mo>
                <mrow>
                  <mi>T</mi>
                </mrow>
                <mo fence="true" stretchy="false">)</mo>
              </mrow>
              <mo stretchy="false">=</mo>
              <msub>
                <mi>K</mi>
                <mn>1</mn>
              </msub>
            </mrow>
            <mrow>
              <mrow>
                <mo fence="true" stretchy="false">(</mo>
                <mrow>
                  <mrow>
                    <mi>T</mi>
                    <mo stretchy="false">−</mo>
                    <msub>
                      <mi>T</mi>
                      <mi>s</mi>
                    </msub>
                  </mrow>
                </mrow>
                <mo fence="true" stretchy="false">)</mo>
              </mrow>
              <mo stretchy="false">+</mo>
              <msub>
                <mi>K</mi>
                <mn>2</mn>
              </msub>
            </mrow>
            <mrow>
              <mrow>
                <mo fence="true" stretchy="false">(</mo>
                <mrow>
                  <mrow>
                    <msup>
                      <mi>T</mi>
                      <mn>4</mn>
                    </msup>
                    <mo stretchy="false">−</mo>
                    <msubsup>
                      <mi>T</mi>
                      <mi>s</mi>
                      <mn>4</mn>
                    </msubsup>
                  </mrow>
                </mrow>
                <mo fence="true" stretchy="false">)</mo>
              </mrow>
              <mo stretchy="false">−</mo>
              <msub>
                <mi>K</mi>
                <mn>3</mn>
              </msub>
            </mrow>
          </mrow>
        </mtd>
      </mtr>
      <mtr>
        <mtd>
          <mrow>
            <mi>f</mi>
            <mi>'</mi>
            <mrow>
              <mrow>
                <mo fence="true" stretchy="false">(</mo>
                <mrow>
                  <mi>T</mi>
                </mrow>
                <mo fence="true" stretchy="false">)</mo>
              </mrow>
              <mo stretchy="false">=</mo>
              <mrow>
                <mrow>
                  <mo fence="true" stretchy="false">[</mo>
                  <mrow>
                    <mrow>
                      <msub>
                        <mi>K</mi>
                        <mn>1</mn>
                      </msub>
                      <mrow>
                        <mrow>
                          <mo fence="true" stretchy="false">(</mo>
                          <mrow>
                            <mn>1</mn>
                          </mrow>
                          <mo fence="true" stretchy="false">)</mo>
                        </mrow>
                        <mo stretchy="false">+</mo>
                        <mrow>
                          <mo fence="true" stretchy="false">(</mo>
                          <mrow>
                            <mrow>
                              <mi>T</mi>
                              <mo stretchy="false">−</mo>
                              <msub>
                                <mi>T</mi>
                                <mi>s</mi>
                              </msub>
                            </mrow>
                          </mrow>
                          <mo fence="true" stretchy="false">)</mo>
                        </mrow>
                      </mrow>
                      <mrow>
                        <mo fence="true" stretchy="false">(</mo>
                        <mrow>
                          <mn>0</mn>
                        </mrow>
                        <mo fence="true" stretchy="false">)</mo>
                      </mrow>
                    </mrow>
                  </mrow>
                  <mo fence="true" stretchy="false">]</mo>
                </mrow>
                <mo stretchy="false">+</mo>
                <mrow>
                  <mo fence="true" stretchy="false">[</mo>
                  <mrow>
                    <mrow>
                      <msub>
                        <mi>K</mi>
                        <mn>2</mn>
                      </msub>
                      <mrow>
                        <mrow>
                          <mo fence="true" stretchy="false">(</mo>
                          <mrow>
                            <mrow>
                              <mn>4</mn>
                              <msup>
                                <mi>T</mi>
                                <mn>3</mn>
                              </msup>
                            </mrow>
                          </mrow>
                          <mo fence="true" stretchy="false">)</mo>
                        </mrow>
                        <mo stretchy="false">+</mo>
                        <mrow>
                          <mo fence="true" stretchy="false">(</mo>
                          <mrow>
                            <mrow>
                              <msup>
                                <mi>T</mi>
                                <mn>4</mn>
                              </msup>
                              <mo stretchy="false">−</mo>
                              <msubsup>
                                <mi>T</mi>
                                <mi>s</mi>
                                <mn>4</mn>
                              </msubsup>
                            </mrow>
                          </mrow>
                          <mo fence="true" stretchy="false">)</mo>
                        </mrow>
                      </mrow>
                      <mrow>
                        <mo fence="true" stretchy="false">(</mo>
                        <mrow>
                          <mn>0</mn>
                        </mrow>
                        <mo fence="true" stretchy="false">)</mo>
                      </mrow>
                    </mrow>
                  </mrow>
                  <mo fence="true" stretchy="false">]</mo>
                </mrow>
              </mrow>
            </mrow>
          </mrow>
        </mtd>
      </mtr>
      <mtr>
        <mtd>
          <mstyle mathvariant="bold">
            <mrow>
              <mi>f</mi>
              <mi>'</mi>
              <mrow>
                <mrow>
                  <mo fence="true" stretchy="false">(</mo>
                  <mrow>
                    <mi>T</mi>
                  </mrow>
                  <mo fence="true" stretchy="false">)</mo>
                </mrow>
                <mo stretchy="false">=</mo>
                <mrow>
                  <msub>
                    <mi>K</mi>
                    <mn>1</mn>
                  </msub>
                  <mo stretchy="false">+</mo>
                  <msub>
                    <mi>K</mi>
                    <mn>2</mn>
                  </msub>
                </mrow>
              </mrow>
              <mrow>
                <mo fence="true" stretchy="false">(</mo>
                <mrow>
                  <mrow>
                    <mn>4</mn>
                    <msup>
                      <mi>T</mi>
                      <mn>3</mn>
                    </msup>
                  </mrow>
                </mrow>
                <mo fence="true" stretchy="false">)</mo>
              </mrow>
            </mrow>
          </mstyle>
        </mtd>
      </mtr>
    </mtable>
    <annotation encoding="StarMath 5.0">1a`derivada`de`la`Ecuación:
newline
f( T ) = %pi Dh( T - T_s ) + %pi D %varepsilon %sigma ( T^4 - T^4_s ) - I^2 R
newline
f( T ) = K_1( T - T_s ) + K_2 ( T^4 - T^4_s ) - K_3
newline
f'( T ) = [ K_1( 1 ) + ( T - T_s )( 0 ) ]+[ K_2( 4T^3 ) + ( T^4 - T^4_s )(0)]
newline
bold { f'( T ) = K_1 + K_2( 4T^3 ) }</annotation>
  </semantics>
</math>
</file>

<file path=Object 15/content.xml><?xml version="1.0" encoding="utf-8"?>
<math xmlns="http://www.w3.org/1998/Math/MathML" display="block">
  <semantics>
    <mtable>
      <mtr>
        <mtd>
          <mrow>
            <mi mathvariant="italic">Considerando</mi>
            <mi mathvariant="normal">:</mi>
          </mrow>
        </mtd>
      </mtr>
      <mtr>
        <mtd>
          <mrow>
            <mrow>
              <msub>
                <mi>K</mi>
                <mn>1</mn>
              </msub>
              <mo stretchy="false">=</mo>
              <mi mathvariant="normal">π</mi>
            </mrow>
            <mi mathvariant="italic">Dh</mi>
          </mrow>
        </mtd>
      </mtr>
      <mtr>
        <mtd>
          <mrow>
            <mrow>
              <msub>
                <mi>K</mi>
                <mn>2</mn>
              </msub>
              <mo stretchy="false">=</mo>
              <mi mathvariant="normal">π</mi>
            </mrow>
            <mi>D</mi>
            <mi mathvariant="normal">ε</mi>
            <mi mathvariant="normal">σ</mi>
          </mrow>
        </mtd>
      </mtr>
      <mtr>
        <mtd>
          <mrow>
            <mrow>
              <msub>
                <mi>K</mi>
                <mn>3</mn>
              </msub>
              <mo stretchy="false">=</mo>
              <msup>
                <mi>I</mi>
                <mn>2</mn>
              </msup>
            </mrow>
            <mi>R</mi>
          </mrow>
        </mtd>
      </mtr>
      <mtr>
        <mtd>
          <mrow>
            <msub>
              <mi>K</mi>
              <mn>1,</mn>
            </msub>
            <mspace width="1em"/>
            <msub>
              <mi>K</mi>
              <mn>2,</mn>
            </msub>
            <mspace width="1em"/>
            <msub>
              <mi>K</mi>
              <mn>3</mn>
            </msub>
            <mspace width="0.5em"/>
            <mi>y</mi>
            <mspace width="0.5em"/>
            <msub>
              <mi>T</mi>
              <mi>s</mi>
            </msub>
            <mspace width="0.5em"/>
            <mi mathvariant="italic">como</mi>
            <mspace width="0.5em"/>
            <mi mathvariant="italic">constantes</mi>
          </mrow>
        </mtd>
      </mtr>
    </mtable>
    <annotation encoding="StarMath 5.0">Considerando:
newline
K_1 = %pi Dh
newline
K_2 = %pi D %varepsilon %sigma
newline
K_3 = I^2 R
newline
K_1,``K_2,``K_3`y`T_s`como`constantes</annotation>
  </semantics>
</math>
</file>

<file path=Object 2/content.xml><?xml version="1.0" encoding="utf-8"?>
<math xmlns="http://www.w3.org/1998/Math/MathML" display="block">
  <semantics>
    <mrow>
      <mi>x</mi>
      <mo stretchy="false">∈</mo>
      <mrow>
        <mo fence="true" stretchy="false">[</mo>
        <mrow>
          <mn>4,5</mn>
        </mrow>
        <mo fence="true" stretchy="false">]</mo>
      </mrow>
    </mrow>
    <annotation encoding="StarMath 5.0">x in [4,5]</annotation>
  </semantics>
</math>
</file>

<file path=Object 3/content.xml><?xml version="1.0" encoding="utf-8"?>
<math xmlns="http://www.w3.org/1998/Math/MathML" display="block">
  <semantics>
    <mtable>
      <mtr>
        <mtd>
          <mrow>
            <mi>h</mi>
            <mrow>
              <mrow>
                <mo fence="true" stretchy="false">(</mo>
                <mrow>
                  <mi>x</mi>
                </mrow>
                <mo fence="true" stretchy="false">)</mo>
              </mrow>
              <mo stretchy="false">=</mo>
              <msub>
                <mi>log</mi>
                <mn>9</mn>
              </msub>
            </mrow>
            <mrow>
              <mrow>
                <mo fence="true" stretchy="false">(</mo>
                <mrow>
                  <mrow>
                    <mn>17</mn>
                    <mi>–</mi>
                    <mn>3</mn>
                    <mi>x</mi>
                  </mrow>
                </mrow>
                <mo fence="true" stretchy="false">)</mo>
              </mrow>
              <mo stretchy="false">+</mo>
              <msup>
                <mi>x</mi>
                <mn>2</mn>
              </msup>
            </mrow>
          </mrow>
        </mtd>
      </mtr>
      <mtr>
        <mtd>
          <mrow>
            <mrow>
              <mn>20.820156997794982</mn>
              <mo stretchy="false">=</mo>
              <msub>
                <mi>log</mi>
                <mn>9</mn>
              </msub>
            </mrow>
            <mrow>
              <mrow>
                <mo fence="true" stretchy="false">(</mo>
                <mrow>
                  <mrow>
                    <mn>17</mn>
                    <mi>–</mi>
                    <mn>3</mn>
                    <mi>x</mi>
                  </mrow>
                </mrow>
                <mo fence="true" stretchy="false">)</mo>
              </mrow>
              <mo stretchy="false">+</mo>
              <msup>
                <mi>x</mi>
                <mn>2</mn>
              </msup>
            </mrow>
          </mrow>
        </mtd>
      </mtr>
      <mtr>
        <mtd>
          <mrow>
            <mn>20.820156997794982</mn>
            <mo stretchy="false">=</mo>
            <mrow>
              <mrow>
                <mo fence="true" stretchy="false">(</mo>
                <mrow>
                  <mfrac>
                    <mrow>
                      <mi>log</mi>
                      <mrow>
                        <mo fence="true" stretchy="false">(</mo>
                        <mrow>
                          <mrow>
                            <mn>17</mn>
                            <mi>–</mi>
                            <mn>3</mn>
                            <mi>x</mi>
                          </mrow>
                        </mrow>
                        <mo fence="true" stretchy="false">)</mo>
                      </mrow>
                    </mrow>
                    <mrow>
                      <mi>log</mi>
                      <mn>9</mn>
                    </mrow>
                  </mfrac>
                </mrow>
                <mo fence="true" stretchy="false">)</mo>
              </mrow>
              <mo stretchy="false">+</mo>
              <msup>
                <mi>x</mi>
                <mn>2</mn>
              </msup>
            </mrow>
          </mrow>
        </mtd>
      </mtr>
      <mtr>
        <mtd>
          <mrow>
            <mn>0</mn>
            <mo stretchy="false">=</mo>
            <mrow>
              <mrow>
                <mo fence="true" stretchy="false">(</mo>
                <mrow>
                  <mfrac>
                    <mrow>
                      <mi>log</mi>
                      <mrow>
                        <mo fence="true" stretchy="false">(</mo>
                        <mrow>
                          <mrow>
                            <mn>17</mn>
                            <mi>–</mi>
                            <mn>3</mn>
                            <mi>x</mi>
                          </mrow>
                        </mrow>
                        <mo fence="true" stretchy="false">)</mo>
                      </mrow>
                    </mrow>
                    <mrow>
                      <mi>log</mi>
                      <mn>9</mn>
                    </mrow>
                  </mfrac>
                </mrow>
                <mo fence="true" stretchy="false">)</mo>
              </mrow>
              <mo stretchy="false">+</mo>
              <msup>
                <mi>x</mi>
                <mn>2</mn>
              </msup>
              <mo stretchy="false">−</mo>
              <mn>20.820156997794982</mn>
            </mrow>
          </mrow>
        </mtd>
      </mtr>
      <mtr>
        <mtd>
          <mrow>
            <mi>f</mi>
            <mrow>
              <mrow>
                <mo fence="true" stretchy="false">(</mo>
                <mrow>
                  <mi>x</mi>
                </mrow>
                <mo fence="true" stretchy="false">)</mo>
              </mrow>
              <mo stretchy="false">=</mo>
              <mrow>
                <mrow>
                  <mo fence="true" stretchy="false">(</mo>
                  <mrow>
                    <mfrac>
                      <mrow>
                        <mi>log</mi>
                        <mrow>
                          <mo fence="true" stretchy="false">(</mo>
                          <mrow>
                            <mrow>
                              <mn>17</mn>
                              <mi>–</mi>
                              <mn>3</mn>
                              <mi>x</mi>
                            </mrow>
                          </mrow>
                          <mo fence="true" stretchy="false">)</mo>
                        </mrow>
                      </mrow>
                      <mrow>
                        <mi>log</mi>
                        <mn>9</mn>
                      </mrow>
                    </mfrac>
                  </mrow>
                  <mo fence="true" stretchy="false">)</mo>
                </mrow>
                <mo stretchy="false">+</mo>
                <msup>
                  <mi>x</mi>
                  <mn>2</mn>
                </msup>
                <mo stretchy="false">−</mo>
                <mn>20.820156997794982</mn>
              </mrow>
            </mrow>
          </mrow>
        </mtd>
      </mtr>
    </mtable>
    <annotation encoding="StarMath 5.0">h(x) = Log_9 (17 – 3x) + x^2
newline
20.820156997794982 = Log_9 (17 – 3x) + x^2
newline
20.820156997794982 = ({Log (17 – 3x) }over {log 9}) + x^2
newline
0 = ({Log (17 – 3x) }over {log 9}) + x^2 - 20.820156997794982
newline
f(x) = ({Log (17 – 3x) }over {log 9}) + x^2 - 20.820156997794982</annotation>
  </semantics>
</math>
</file>

<file path=Object 4/content.xml><?xml version="1.0" encoding="utf-8"?>
<math xmlns="http://www.w3.org/1998/Math/MathML" display="block">
  <semantics>
    <mtable>
      <mtr>
        <mtd>
          <mrow>
            <mrow>
              <mi>x</mi>
              <mo stretchy="false">+</mo>
              <mi>y</mi>
            </mrow>
            <mo stretchy="false">=</mo>
            <mn>13.6</mn>
          </mrow>
        </mtd>
      </mtr>
      <mtr>
        <mtd>
          <mrow>
            <mrow>
              <mo fence="true" stretchy="false">(</mo>
              <mrow>
                <mrow>
                  <mi>x</mi>
                  <mo stretchy="false">+</mo>
                  <mroot>
                    <mi>x</mi>
                    <mn>3</mn>
                  </mroot>
                </mrow>
              </mrow>
              <mo fence="true" stretchy="false">)</mo>
            </mrow>
            <mrow>
              <mrow>
                <mo fence="true" stretchy="false">(</mo>
                <mrow>
                  <mrow>
                    <mi>y</mi>
                    <mo stretchy="false">+</mo>
                    <mroot>
                      <mi>y</mi>
                      <mn>3</mn>
                    </mroot>
                  </mrow>
                </mrow>
                <mo fence="true" stretchy="false">)</mo>
              </mrow>
              <mo stretchy="false">=</mo>
              <mn>72.910915731844</mn>
            </mrow>
          </mrow>
        </mtd>
      </mtr>
      <mtr>
        <mtd>
          <mrow/>
        </mtd>
      </mtr>
      <mtr>
        <mtd>
          <mrow>
            <mi>y</mi>
            <mo stretchy="false">=</mo>
            <mrow>
              <mn>13.6</mn>
              <mo stretchy="false">−</mo>
              <mi>x</mi>
            </mrow>
          </mrow>
        </mtd>
      </mtr>
      <mtr>
        <mtd>
          <mrow>
            <mrow>
              <mo fence="true" stretchy="false">(</mo>
              <mrow>
                <mrow>
                  <mi>x</mi>
                  <mo stretchy="false">+</mo>
                  <mroot>
                    <mi>x</mi>
                    <mn>3</mn>
                  </mroot>
                </mrow>
              </mrow>
              <mo fence="true" stretchy="false">)</mo>
            </mrow>
            <mrow>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o stretchy="false">=</mo>
              <mn>72.910915731844</mn>
            </mrow>
          </mrow>
        </mtd>
      </mtr>
    </mtable>
    <annotation encoding="StarMath 5.0">x + y = 13.6
newline
(x + nroot 3 x)(y + nroot 3 y) = 72.910915731844
newline
newline
y = 13.6 - x
newline
(x + nroot 3 x)((13.6 - x) + nroot 3 {(13.6 - x)})  = 72.910915731844</annotation>
  </semantics>
</math>
</file>

<file path=Object 5/content.xml><?xml version="1.0" encoding="utf-8"?>
<math xmlns="http://www.w3.org/1998/Math/MathML" display="block">
  <semantics>
    <mtable>
      <mtr>
        <mtd>
          <mrow>
            <mi mathvariant="italic">Para</mi>
            <mi mathvariant="italic">Bisección</mi>
          </mrow>
        </mtd>
      </mtr>
      <mtr>
        <mtd>
          <mrow/>
        </mtd>
      </mtr>
      <mtr>
        <mtd>
          <mrow>
            <mrow>
              <mo fence="true" stretchy="false">(</mo>
              <mrow>
                <mrow>
                  <mi>x</mi>
                  <mo stretchy="false">+</mo>
                  <mroot>
                    <mi>x</mi>
                    <mn>3</mn>
                  </mroot>
                </mrow>
              </mrow>
              <mo fence="true" stretchy="false">)</mo>
            </mrow>
            <mrow>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o stretchy="false">=</mo>
              <mn>72.910915731844</mn>
            </mrow>
          </mrow>
        </mtd>
      </mtr>
      <mtr>
        <mtd>
          <mrow>
            <mrow>
              <mo fence="true" stretchy="false">(</mo>
              <mrow>
                <mrow>
                  <mi>x</mi>
                  <mo stretchy="false">+</mo>
                  <mroot>
                    <mi>x</mi>
                    <mn>3</mn>
                  </mroot>
                </mrow>
              </mrow>
              <mo fence="true" stretchy="false">)</mo>
            </mrow>
            <mrow>
              <mrow>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o stretchy="false">−</mo>
                <mn>72.910915731844</mn>
              </mrow>
              <mo stretchy="false">=</mo>
              <mn>0</mn>
            </mrow>
          </mrow>
        </mtd>
      </mtr>
      <mtr>
        <mtd>
          <mrow>
            <mi>f</mi>
            <mrow>
              <mrow>
                <mo fence="true" stretchy="false">(</mo>
                <mrow>
                  <mi>x</mi>
                </mrow>
                <mo fence="true" stretchy="false">)</mo>
              </mrow>
              <mo stretchy="false">=</mo>
              <mrow>
                <mo fence="true" stretchy="false">(</mo>
                <mrow>
                  <mrow>
                    <mi>x</mi>
                    <mo stretchy="false">+</mo>
                    <mroot>
                      <mi>x</mi>
                      <mn>3</mn>
                    </mroot>
                  </mrow>
                </mrow>
                <mo fence="true" stretchy="false">)</mo>
              </mrow>
            </mrow>
            <mrow>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o stretchy="false">−</mo>
              <mn>72.910915731844</mn>
            </mrow>
          </mrow>
        </mtd>
      </mtr>
      <mtr>
        <mtd>
          <mrow/>
        </mtd>
      </mtr>
      <mtr>
        <mtd>
          <mrow>
            <mi mathvariant="italic">Para</mi>
            <mi mathvariant="italic">Steffensen</mi>
          </mrow>
        </mtd>
      </mtr>
      <mtr>
        <mtd>
          <mrow/>
        </mtd>
      </mtr>
      <mtr>
        <mtd>
          <mrow>
            <mrow>
              <mo fence="true" stretchy="false">(</mo>
              <mrow>
                <mrow>
                  <mi>x</mi>
                  <mo stretchy="false">+</mo>
                  <mroot>
                    <mi>x</mi>
                    <mn>3</mn>
                  </mroot>
                </mrow>
              </mrow>
              <mo fence="true" stretchy="false">)</mo>
            </mrow>
            <mrow>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o stretchy="false">=</mo>
              <mn>72.910915731844</mn>
            </mrow>
          </mrow>
        </mtd>
      </mtr>
      <mtr>
        <mtd>
          <mrow>
            <mrow>
              <mo fence="true" stretchy="false">(</mo>
              <mrow>
                <mrow>
                  <mi>x</mi>
                  <mo stretchy="false">+</mo>
                  <mroot>
                    <mi>x</mi>
                    <mn>3</mn>
                  </mroot>
                </mrow>
              </mrow>
              <mo fence="true" stretchy="false">)</mo>
            </mrow>
            <mo stretchy="false">=</mo>
            <mfrac>
              <mn>72.910915731844</mn>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frac>
          </mrow>
        </mtd>
      </mtr>
      <mtr>
        <mtd>
          <mrow>
            <mi>x</mi>
            <mo stretchy="false">=</mo>
            <mrow>
              <mfrac>
                <mn>72.910915731844</mn>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frac>
              <mo stretchy="false">−</mo>
              <mroot>
                <mi>x</mi>
                <mn>3</mn>
              </mroot>
            </mrow>
          </mrow>
        </mtd>
      </mtr>
      <mtr>
        <mtd>
          <mrow>
            <mi>g</mi>
            <mrow>
              <mrow>
                <mo fence="true" stretchy="false">(</mo>
                <mrow>
                  <mi>x</mi>
                </mrow>
                <mo fence="true" stretchy="false">)</mo>
              </mrow>
              <mo stretchy="false">=</mo>
              <mrow>
                <mfrac>
                  <mn>72.910915731844</mn>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frac>
                <mo stretchy="false">−</mo>
                <mroot>
                  <mi>x</mi>
                  <mn>3</mn>
                </mroot>
              </mrow>
            </mrow>
          </mrow>
        </mtd>
      </mtr>
    </mtable>
    <annotation encoding="StarMath 5.0">Para Bisección
newline
newline
(x + nroot 3 x)((13.6 - x) + nroot 3 {(13.6 - x)})  = 72.910915731844
newline
(x + nroot 3 x)((13.6 - x) + nroot 3 {(13.6 - x)}) - 72.910915731844 = 0
newline
f(x) = (x + nroot 3 x)((13.6 - x) + nroot 3 {(13.6 - x)}) - 72.910915731844
newline
newline
Para Steffensen
newline
newline
(x + nroot 3 x)((13.6 - x) + nroot 3 {(13.6 - x)})  = 72.910915731844
newline
(x + nroot 3 x)  = 72.910915731844 over { ((13.6 - x) + nroot 3 {(13.6 - x)}) }
newline
x  = 72.910915731844 over { ((13.6 - x) + nroot 3 {(13.6 - x)}) } - nroot 3 x
newline
g(x) = 72.910915731844 over { ((13.6 - x) + nroot 3 {(13.6 - x)}) } - nroot 3 x</annotation>
  </semantics>
</math>
</file>

<file path=Object 6/content.xml><?xml version="1.0" encoding="utf-8"?>
<math xmlns="http://www.w3.org/1998/Math/MathML" display="block">
  <semantics>
    <mtable>
      <mtr>
        <mtd>
          <mrow>
            <mrow>
              <mi>X</mi>
              <mo stretchy="false">=</mo>
              <mi>r</mi>
            </mrow>
            <mrow>
              <mo fence="true" stretchy="false">(</mo>
              <mrow>
                <mi>t</mi>
              </mrow>
              <mo fence="true" stretchy="false">)</mo>
            </mrow>
            <mo stretchy="false">→</mo>
            <mi mathvariant="italic">Alcance</mi>
            <mi mathvariant="italic">horizontal</mi>
          </mrow>
        </mtd>
      </mtr>
      <mtr>
        <mtd>
          <mrow>
            <mrow>
              <mi>Y</mi>
              <mo stretchy="false">=</mo>
              <mi>f</mi>
            </mrow>
            <mrow>
              <mo fence="true" stretchy="false">(</mo>
              <mrow>
                <mi>t</mi>
              </mrow>
              <mo fence="true" stretchy="false">)</mo>
            </mrow>
            <mo stretchy="false">→</mo>
            <mi mathvariant="italic">Altura</mi>
            <mi mathvariant="italic">máxima</mi>
          </mrow>
        </mtd>
      </mtr>
    </mtable>
    <annotation encoding="StarMath 5.0">X = r( t ) -&gt; Alcance horizontal
newline
Y = f( t ) -&gt; Altura máxima</annotation>
  </semantics>
</math>
</file>

<file path=Object 7/content.xml><?xml version="1.0" encoding="utf-8"?>
<math xmlns="http://www.w3.org/1998/Math/MathML" display="block">
  <semantics>
    <mtable>
      <mtr>
        <mtd>
          <mrow>
            <mi>r</mi>
            <mrow>
              <mrow>
                <mo fence="true" stretchy="false">(</mo>
                <mrow>
                  <mi>t</mi>
                </mrow>
                <mo fence="true" stretchy="false">)</mo>
              </mrow>
              <mo stretchy="false">=</mo>
              <msub>
                <mi mathvariant="italic">CV</mi>
                <mi>x</mi>
              </msub>
            </mrow>
            <mrow>
              <mo fence="true" stretchy="false">(</mo>
              <mrow>
                <mrow>
                  <mn>1</mn>
                  <mo stretchy="false">−</mo>
                  <msup>
                    <mi>e</mi>
                    <mrow>
                      <mo stretchy="false">−</mo>
                      <mfrac>
                        <mi>t</mi>
                        <mi>C</mi>
                      </mfrac>
                    </mrow>
                  </msup>
                </mrow>
              </mrow>
              <mo fence="true" stretchy="false">)</mo>
            </mrow>
          </mrow>
        </mtd>
      </mtr>
      <mtr>
        <mtd>
          <mrow>
            <mi>f</mi>
            <mrow>
              <mrow>
                <mo fence="true" stretchy="false">(</mo>
                <mrow>
                  <mi>t</mi>
                </mrow>
                <mo fence="true" stretchy="false">)</mo>
              </mrow>
              <mo stretchy="false">=</mo>
              <mrow>
                <mo fence="true" stretchy="false">(</mo>
                <mrow>
                  <mrow>
                    <mrow>
                      <msub>
                        <mi mathvariant="italic">CV</mi>
                        <mi>y</mi>
                      </msub>
                      <mo stretchy="false">+</mo>
                      <mn>9.8</mn>
                    </mrow>
                    <msup>
                      <mi>C</mi>
                      <mn>2</mn>
                    </msup>
                  </mrow>
                </mrow>
                <mo fence="true" stretchy="false">)</mo>
              </mrow>
            </mrow>
            <mrow>
              <mrow>
                <mo fence="true" stretchy="false">(</mo>
                <mrow>
                  <mrow>
                    <mn>1</mn>
                    <mo stretchy="false">−</mo>
                    <msup>
                      <mi>e</mi>
                      <mrow>
                        <mo stretchy="false">−</mo>
                        <mfrac>
                          <mi>t</mi>
                          <mi>C</mi>
                        </mfrac>
                      </mrow>
                    </msup>
                  </mrow>
                </mrow>
                <mo fence="true" stretchy="false">)</mo>
              </mrow>
              <mo stretchy="false">−</mo>
              <mn>9.8</mn>
            </mrow>
            <mi mathvariant="italic">Ct</mi>
          </mrow>
        </mtd>
      </mtr>
    </mtable>
    <annotation encoding="StarMath 5.0">r( t ) = CV_x ( 1 - e^-{t over C} )
newline
f( t ) = ( CV_y + 9.8C^2) ( 1 - e^-{t over C} ) - 9.8Ct</annotation>
  </semantics>
</math>
</file>

<file path=Object 8/content.xml><?xml version="1.0" encoding="utf-8"?>
<math xmlns="http://www.w3.org/1998/Math/MathML" display="block">
  <semantics>
    <mtable>
      <mtr>
        <mtd>
          <mrow>
            <mrow>
              <msub>
                <mi>V</mi>
                <mi>x</mi>
              </msub>
              <mo stretchy="false">=</mo>
              <msub>
                <mi>V</mi>
                <mn>0</mn>
              </msub>
            </mrow>
            <mi>cos</mi>
            <mi mathvariant="normal">θ</mi>
          </mrow>
        </mtd>
      </mtr>
      <mtr>
        <mtd>
          <mrow>
            <mrow>
              <msub>
                <mi>V</mi>
                <mi>y</mi>
              </msub>
              <mo stretchy="false">=</mo>
              <msub>
                <mi>V</mi>
                <mn>0</mn>
              </msub>
            </mrow>
            <mi mathvariant="italic">sen</mi>
            <mi mathvariant="normal">θ</mi>
          </mrow>
        </mtd>
      </mtr>
    </mtable>
    <annotation encoding="StarMath 5.0">V_x = V_0 cos %theta
newline
V_y = V_0 sen %theta</annotation>
  </semantics>
</math>
</file>

<file path=Object 9/content.xml><?xml version="1.0" encoding="utf-8"?>
<math xmlns="http://www.w3.org/1998/Math/MathML" display="block">
  <semantics>
    <mrow>
      <mrow>
        <mo fence="true" stretchy="false">(</mo>
        <mrow>
          <mrow>
            <mi>P</mi>
            <mo stretchy="false">+</mo>
            <mfrac>
              <mi>a</mi>
              <msup>
                <mi>v</mi>
                <mn>2</mn>
              </msup>
            </mfrac>
          </mrow>
        </mrow>
        <mo fence="true" stretchy="false">)</mo>
      </mrow>
      <mrow>
        <mrow>
          <mo fence="true" stretchy="false">(</mo>
          <mrow>
            <mrow>
              <mi>V</mi>
              <mo stretchy="false">−</mo>
              <mi>b</mi>
            </mrow>
          </mrow>
          <mo fence="true" stretchy="false">)</mo>
        </mrow>
        <mo stretchy="false">=</mo>
        <mi mathvariant="italic">RT</mi>
      </mrow>
    </mrow>
    <annotation encoding="StarMath 5.0">(P + a over v^2)(V -b) = RT</annotation>
  </semantics>
</math>
</file>